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Cuvée Brut </text:p>
          </table:table-cell>
          <table:table-cell office:value-type="string">
            <text:p>Bellavist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k1e79z65vsz8rfe4</text:p>
          </table:table-cell>
          <table:table-cell office:value-type="string">
            <text:p>SPARKLING</text:p>
          </table:table-cell>
          <table:table-cell office:value-type="string">
            <text:p>Franciacorta Cuvée Brut</text:p>
          </table:table-cell>
          <table:table-cell office:value-type="string">
            <text:p>Bellavista</text:p>
          </table:table-cell>
          <table:table-cell office:value-type="float" office:value="38.358646">
            <text:p>38.3586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`Asti Montebruna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370">
            <text:p>13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50.67632">
            <text:p>50.676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200">
            <text:p>8200</text:p>
          </table:table-cell>
          <table:table-cell office:value-type="float" office:value="4790">
            <text:p>4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5.03156">
            <text:p>55.031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ancredi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hsc3eddz9gjeye772</text:p>
          </table:table-cell>
          <table:table-cell office:value-type="string">
            <text:p>RED</text:p>
          </table:table-cell>
          <table:table-cell office:value-type="string">
            <text:p>Tancredi</text:p>
          </table:table-cell>
          <table:table-cell office:value-type="string">
            <text:p>Donnafugata</text:p>
          </table:table-cell>
          <table:table-cell office:value-type="float" office:value="43.353294">
            <text:p>43.3532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 Capra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0ccfyk9pna69wmz2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-Caprai</text:p>
          </table:table-cell>
          <table:table-cell office:value-type="float" office:value="66.79129">
            <text:p>66.7912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0">
            <text:p>32000</text:p>
          </table:table-cell>
          <table:table-cell office:value-type="float" office:value="21000">
            <text:p>2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911015">
            <text:p>33.9110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Spers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0">
            <text:p>31000</text:p>
          </table:table-cell>
          <table:table-cell office:value-type="float" office:value="19000">
            <text:p>19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7qb0nmb3p3cs0zz4</text:p>
          </table:table-cell>
          <table:table-cell office:value-type="string">
            <text:p>RED</text:p>
          </table:table-cell>
          <table:table-cell office:value-type="string">
            <text:p>Barolo Sperss</text:p>
          </table:table-cell>
          <table:table-cell office:value-type="string">
            <text:p>Gaja</text:p>
          </table:table-cell>
          <table:table-cell office:value-type="float" office:value="41.881824">
            <text:p>41.881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era d`Asti Bricco dell`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4750">
            <text:p>4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53.90317">
            <text:p>53.90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Lorens</text:p>
          </table:table-cell>
          <table:table-cell office:value-type="string">
            <text:p>Loda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d5fdej59s20baf41j</text:p>
          </table:table-cell>
          <table:table-cell office:value-type="string">
            <text:p>RED</text:p>
          </table:table-cell>
          <table:table-cell office:value-type="string">
            <text:p>Lorens Barbaresco</text:p>
          </table:table-cell>
          <table:table-cell office:value-type="string">
            <text:p>Lodali</text:p>
          </table:table-cell>
          <table:table-cell office:value-type="float" office:value="46.733234">
            <text:p>46.7332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Turmhof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sfp6aatfcers04xn</text:p>
          </table:table-cell>
          <table:table-cell office:value-type="string">
            <text:p>WHITE</text:p>
          </table:table-cell>
          <table:table-cell office:value-type="string">
            <text:p>Chardonnay Turmhof</text:p>
          </table:table-cell>
          <table:table-cell office:value-type="string">
            <text:p>Tiefenbrunner</text:p>
          </table:table-cell>
          <table:table-cell office:value-type="float" office:value="42.2593">
            <text:p>42.25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bzkkbtawsys1e0qp</text:p>
          </table:table-cell>
          <table:table-cell office:value-type="string">
            <text:p>RED</text:p>
          </table:table-cell>
          <table:table-cell office:value-type="string">
            <text:p>Barolo Margheria</text:p>
          </table:table-cell>
          <table:table-cell office:value-type="string">
            <text:p>Massolino</text:p>
          </table:table-cell>
          <table:table-cell office:value-type="float" office:value="47.672394">
            <text:p>47.6723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7290">
            <text:p>7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46.97345">
            <text:p>46.973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Ornato</text:p>
          </table:table-cell>
          <table:table-cell office:value-type="string">
            <text:p>Pio Ces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float" office:value="9300">
            <text:p>9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96g16anb9vmm2j4yd</text:p>
          </table:table-cell>
          <table:table-cell office:value-type="string">
            <text:p>RED</text:p>
          </table:table-cell>
          <table:table-cell office:value-type="string">
            <text:p>Barolo Ornato</text:p>
          </table:table-cell>
          <table:table-cell office:value-type="string">
            <text:p>Pio Cesare</text:p>
          </table:table-cell>
          <table:table-cell office:value-type="float" office:value="54.046486">
            <text:p>54.046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3800">
            <text:p>3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w7rv0b8sbp7yr3b7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Borgogno</text:p>
          </table:table-cell>
          <table:table-cell office:value-type="float" office:value="33.208557">
            <text:p>33.208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Undicicomuni</text:p>
          </table:table-cell>
          <table:table-cell office:value-type="string">
            <text:p>Arnaldo Riv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460">
            <text:p>24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xve5dez66keysg16r</text:p>
          </table:table-cell>
          <table:table-cell office:value-type="string">
            <text:p>RED</text:p>
          </table:table-cell>
          <table:table-cell office:value-type="string">
            <text:p>Undicicomuni Barolo</text:p>
          </table:table-cell>
          <table:table-cell office:value-type="string">
            <text:p>Arnaldo Rivera</text:p>
          </table:table-cell>
          <table:table-cell office:value-type="float" office:value="54.64641">
            <text:p>54.646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4">
            <text:p>204</text:p>
          </table:table-cell>
          <table:table-cell office:value-type="float" office:value="13600">
            <text:p>1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846f0w722wxdzvfs9w</text:p>
          </table:table-cell>
          <table:table-cell office:value-type="string">
            <text:p>RED</text:p>
          </table:table-cell>
          <table:table-cell office:value-type="string">
            <text:p>Biserno</text:p>
          </table:table-cell>
          <table:table-cell office:value-type="string">
            <text:p>Tenuta di Biserno</text:p>
          </table:table-cell>
          <table:table-cell office:value-type="float" office:value="47.00517">
            <text:p>47.00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erasuolo di Vittoria</text:p>
          </table:table-cell>
          <table:table-cell office:value-type="string">
            <text:p>Plan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10">
            <text:p>9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a58jce5zypbmdfkxy</text:p>
          </table:table-cell>
          <table:table-cell office:value-type="string">
            <text:p>RED</text:p>
          </table:table-cell>
          <table:table-cell office:value-type="string">
            <text:p>Cerasuolo di Vittoria</text:p>
          </table:table-cell>
          <table:table-cell office:value-type="string">
            <text:p>Planeta</text:p>
          </table:table-cell>
          <table:table-cell office:value-type="float" office:value="46.228302">
            <text:p>46.2283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imitivo di Manduria Raccontami</text:p>
          </table:table-cell>
          <table:table-cell office:value-type="string">
            <text:p>Vesp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3mh9s9jjd32spm5nn</text:p>
          </table:table-cell>
          <table:table-cell office:value-type="string">
            <text:p>RED</text:p>
          </table:table-cell>
          <table:table-cell office:value-type="string">
            <text:p>Primitivo di Manduria Raccontami</text:p>
          </table:table-cell>
          <table:table-cell office:value-type="string">
            <text:p>Vespa</text:p>
          </table:table-cell>
          <table:table-cell office:value-type="float" office:value="53.988644">
            <text:p>53.9886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6.439716">
            <text:p>46.4397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51.6726">
            <text:p>51.67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t0jb18tnmca890vq</text:p>
          </table:table-cell>
          <table:table-cell office:value-type="string">
            <text:p>RED</text:p>
          </table:table-cell>
          <table:table-cell office:value-type="string">
            <text:p>Barolo Dagromis</text:p>
          </table:table-cell>
          <table:table-cell office:value-type="string">
            <text:p>Gaja</text:p>
          </table:table-cell>
          <table:table-cell office:value-type="float" office:value="46.183937">
            <text:p>46.183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2030">
            <text:p>2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6.242634">
            <text:p>46.242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d27tjz7dt25a6wpm</text:p>
          </table:table-cell>
          <table:table-cell office:value-type="string">
            <text:p>DESSERT</text:p>
          </table:table-cell>
          <table:table-cell office:value-type="string">
            <text:p>Lagrein Passito Paul</text:p>
          </table:table-cell>
          <table:table-cell office:value-type="string">
            <text:p>Kiemberger</text:p>
          </table:table-cell>
          <table:table-cell office:value-type="float" office:value="50.781933">
            <text:p>50.7819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Furggl </text:p>
          </table:table-cell>
          <table:table-cell office:value-type="string">
            <text:p>Peter Zemm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53.74107">
            <text:p>53.74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Mirell 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64.22192">
            <text:p>64.221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roldego Sgarzon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49.68434">
            <text:p>49.68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mpofiorin Brolo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4x3kdp4ntz34pcps</text:p>
          </table:table-cell>
          <table:table-cell office:value-type="string">
            <text:p>RED</text:p>
          </table:table-cell>
          <table:table-cell office:value-type="string">
            <text:p>Brolo Campofiorin</text:p>
          </table:table-cell>
          <table:table-cell office:value-type="string">
            <text:p>Masi</text:p>
          </table:table-cell>
          <table:table-cell office:value-type="float" office:value="36.40502">
            <text:p>36.405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3300">
            <text:p>1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7.304497">
            <text:p>57.3044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5">
            <text:p>195</text:p>
          </table:table-cell>
          <table:table-cell office:value-type="float" office:value="11500">
            <text:p>1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7.4935">
            <text:p>47.49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L` apparit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36000">
            <text:p>3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Merlot L'Apparita</text:p>
          </table:table-cell>
          <table:table-cell office:value-type="string">
            <text:p>Castello di Ama</text:p>
          </table:table-cell>
          <table:table-cell office:value-type="float" office:value="49.323982">
            <text:p>49.3239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9800">
            <text:p>9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242043">
            <text:p>54.242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Bricco delle Viole </text:p>
          </table:table-cell>
          <table:table-cell office:value-type="string">
            <text:p>G. D. Vajr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54.371437">
            <text:p>54.371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aresco Lorens </text:p>
          </table:table-cell>
          <table:table-cell office:value-type="string">
            <text:p>Loda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d5fdej59s20baf41j</text:p>
          </table:table-cell>
          <table:table-cell office:value-type="string">
            <text:p>RED</text:p>
          </table:table-cell>
          <table:table-cell office:value-type="string">
            <text:p>Lorens Barbaresco</text:p>
          </table:table-cell>
          <table:table-cell office:value-type="string">
            <text:p>Lodali</text:p>
          </table:table-cell>
          <table:table-cell office:value-type="float" office:value="45.943718">
            <text:p>45.9437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4450">
            <text:p>4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9e2x9h8da6w61wy</text:p>
          </table:table-cell>
          <table:table-cell office:value-type="string">
            <text:p>RED</text:p>
          </table:table-cell>
          <table:table-cell office:value-type="string">
            <text:p>Il Pino di Biserno</text:p>
          </table:table-cell>
          <table:table-cell office:value-type="string">
            <text:p>Tenuta di Biserno</text:p>
          </table:table-cell>
          <table:table-cell office:value-type="float" office:value="53.659683">
            <text:p>53.6596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855">
            <text:p>585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0aqyvxbtdggywpefb</text:p>
          </table:table-cell>
          <table:table-cell office:value-type="string">
            <text:p>RED</text:p>
          </table:table-cell>
          <table:table-cell office:value-type="string">
            <text:p>Flaccianello della Pieve</text:p>
          </table:table-cell>
          <table:table-cell office:value-type="string">
            <text:p>Fontodi</text:p>
          </table:table-cell>
          <table:table-cell office:value-type="float" office:value="57.304497">
            <text:p>57.3044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350">
            <text:p>3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ajsehb43hs03rwa5</text:p>
          </table:table-cell>
          <table:table-cell office:value-type="string">
            <text:p>RED</text:p>
          </table:table-cell>
          <table:table-cell office:value-type="string">
            <text:p>Cabreo Il Borgo</text:p>
          </table:table-cell>
          <table:table-cell office:value-type="string">
            <text:p>Tenute del Cabreo</text:p>
          </table:table-cell>
          <table:table-cell office:value-type="float" office:value="58.816803">
            <text:p>58.816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Flied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p2dp79tjv2vpnfrx9p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Fliederhof</text:p>
          </table:table-cell>
          <table:table-cell office:value-type="float" office:value="40.045815">
            <text:p>40.045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2g2560ph7dkwcsmw</text:p>
          </table:table-cell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>
            <text:p>Elena Walch</text:p>
          </table:table-cell>
          <table:table-cell office:value-type="float" office:value="54.255463">
            <text:p>54.2554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Riserva</text:p>
          </table:table-cell>
          <table:table-cell office:value-type="string">
            <text:p>Hap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q1h51tyk7k7b7c56</text:p>
          </table:table-cell>
          <table:table-cell office:value-type="string">
            <text:p>WHITE</text:p>
          </table:table-cell>
          <table:table-cell office:value-type="string">
            <text:p>Chardonnay Riserva</text:p>
          </table:table-cell>
          <table:table-cell office:value-type="string">
            <text:p>Happacherhof</text:p>
          </table:table-cell>
          <table:table-cell office:value-type="float" office:value="38.286037">
            <text:p>38.2860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30">
            <text:p>11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dqz08t30v9h7213x</text:p>
          </table:table-cell>
          <table:table-cell office:value-type="string">
            <text:p>WHITE</text:p>
          </table:table-cell>
          <table:table-cell office:value-type="string">
            <text:p>Gewürztraminer Campaner</text:p>
          </table:table-cell>
          <table:table-cell office:value-type="string">
            <text:p>Kellerei Kaltern</text:p>
          </table:table-cell>
          <table:table-cell office:value-type="float" office:value="47.235565">
            <text:p>47.2355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laner Sauvignon</text:p>
          </table:table-cell>
          <table:table-cell office:value-type="string">
            <text:p>Messn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1t067xsp0zn5nymc</text:p>
          </table:table-cell>
          <table:table-cell office:value-type="string">
            <text:p>WHITE</text:p>
          </table:table-cell>
          <table:table-cell office:value-type="string">
            <text:p>Terlaner Sauvignon</text:p>
          </table:table-cell>
          <table:table-cell office:value-type="string">
            <text:p>Messnerhof</text:p>
          </table:table-cell>
          <table:table-cell office:value-type="float" office:value="45.97808">
            <text:p>45.978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Graf von Meran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2fqtf0fe9vy4nvah</text:p>
          </table:table-cell>
          <table:table-cell office:value-type="string">
            <text:p>WHITE</text:p>
          </table:table-cell>
          <table:table-cell office:value-type="string">
            <text:p>Graf von Meran Sauvignon</text:p>
          </table:table-cell>
          <table:table-cell office:value-type="string">
            <text:p>Kellerei Meran</text:p>
          </table:table-cell>
          <table:table-cell office:value-type="float" office:value="50.684082">
            <text:p>50.6840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Tasch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htc4ww9r20w1tat5g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Taschlerhof</text:p>
          </table:table-cell>
          <table:table-cell office:value-type="float" office:value="39.147503">
            <text:p>39.147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fm3vjryzbpj6dfgg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Pacherhof</text:p>
          </table:table-cell>
          <table:table-cell office:value-type="float" office:value="37.768143">
            <text:p>37.768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620">
            <text:p>1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d1ve9772018dyh2q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Laimburg</text:p>
          </table:table-cell>
          <table:table-cell office:value-type="float" office:value="31.081535">
            <text:p>31.0815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srtd6bv2y2d007t8</text:p>
          </table:table-cell>
          <table:table-cell office:value-type="string">
            <text:p>WHITE</text:p>
          </table:table-cell>
          <table:table-cell office:value-type="string">
            <text:p>Riesling</text:p>
          </table:table-cell>
          <table:table-cell office:value-type="string">
            <text:p>Pacherhof</text:p>
          </table:table-cell>
          <table:table-cell office:value-type="float" office:value="34.227486">
            <text:p>34.227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8py48ktv1d5grxx4</text:p>
          </table:table-cell>
          <table:table-cell office:value-type="string">
            <text:p>WHITE</text:p>
          </table:table-cell>
          <table:table-cell office:value-type="string">
            <text:p>Weissburgunder</text:p>
          </table:table-cell>
          <table:table-cell office:value-type="string">
            <text:p>Lieselehof</text:p>
          </table:table-cell>
          <table:table-cell office:value-type="float" office:value="36.360046">
            <text:p>36.3600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440">
            <text:p>14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e80gk8f0f496j1ab</text:p>
          </table:table-cell>
          <table:table-cell office:value-type="string">
            <text:p>WHITE</text:p>
          </table:table-cell>
          <table:table-cell office:value-type="string">
            <text:p>Müller Thurgau</text:p>
          </table:table-cell>
          <table:table-cell office:value-type="string">
            <text:p>Pacherhof</text:p>
          </table:table-cell>
          <table:table-cell office:value-type="float" office:value="43.32578">
            <text:p>43.32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eserve della Contessa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430">
            <text:p>14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36743">
            <text:p>45.36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ona`Rouge</text:p>
          </table:table-cell>
          <table:table-cell office:value-type="string">
            <text:p>Hartmann Dona`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5edspk5wgk87pdfta</text:p>
          </table:table-cell>
          <table:table-cell office:value-type="string">
            <text:p>RED</text:p>
          </table:table-cell>
          <table:table-cell office:value-type="string">
            <text:p>Donà Rouge</text:p>
          </table:table-cell>
          <table:table-cell office:value-type="string">
            <text:p>Hartmann Donà</text:p>
          </table:table-cell>
          <table:table-cell office:value-type="float" office:value="45.409184">
            <text:p>45.409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240">
            <text:p>2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f70pfbqndcy23gz0rv</text:p>
          </table:table-cell>
          <table:table-cell office:value-type="string">
            <text:p>RED</text:p>
          </table:table-cell>
          <table:table-cell office:value-type="string">
            <text:p>Lagrein Carano</text:p>
          </table:table-cell>
          <table:table-cell office:value-type="string">
            <text:p>Baron Di Pauli</text:p>
          </table:table-cell>
          <table:table-cell office:value-type="float" office:value="46.14486">
            <text:p>46.14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Quirinus</text:p>
          </table:table-cell>
          <table:table-cell office:value-type="string">
            <text:p>St. Quirin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vwxkbr1xtdafq2xnbwv</text:p>
          </table:table-cell>
          <table:table-cell office:value-type="string">
            <text:p>RED</text:p>
          </table:table-cell>
          <table:table-cell office:value-type="string">
            <text:p>Merlot Quirinus</text:p>
          </table:table-cell>
          <table:table-cell office:value-type="string">
            <text:p>St Quirinus</text:p>
          </table:table-cell>
          <table:table-cell office:value-type="float" office:value="50.502876">
            <text:p>50.502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Volta di Bertinga</text:p>
          </table:table-cell>
          <table:table-cell office:value-type="string">
            <text:p>Bertin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wxzn18yjrenwzecg0</text:p>
          </table:table-cell>
          <table:table-cell office:value-type="string">
            <text:p>RED</text:p>
          </table:table-cell>
          <table:table-cell office:value-type="string">
            <text:p>Volta di Bertinga</text:p>
          </table:table-cell>
          <table:table-cell office:value-type="string">
            <text:p>Bertinga</text:p>
          </table:table-cell>
          <table:table-cell office:value-type="float" office:value="56.295605">
            <text:p>56.295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lldiv Prestige</text:p>
          </table:table-cell>
          <table:table-cell office:value-type="string">
            <text:p>Von Braunba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350">
            <text:p>1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wg890s67crvyjgfgq</text:p>
          </table:table-cell>
          <table:table-cell office:value-type="string">
            <text:p>RED</text:p>
          </table:table-cell>
          <table:table-cell office:value-type="string">
            <text:p>Calldiv Prestige</text:p>
          </table:table-cell>
          <table:table-cell office:value-type="string">
            <text:p>Von Braunbach</text:p>
          </table:table-cell>
          <table:table-cell office:value-type="float" office:value="57.9179">
            <text:p>57.91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inticlarus Cuvee`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3090">
            <text:p>3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jex7ec5r6bex9nm6</text:p>
          </table:table-cell>
          <table:table-cell office:value-type="string">
            <text:p>RED</text:p>
          </table:table-cell>
          <table:table-cell office:value-type="string">
            <text:p>Cuvée Linticlarus</text:p>
          </table:table-cell>
          <table:table-cell office:value-type="string">
            <text:p>Tiefenbrunner</text:p>
          </table:table-cell>
          <table:table-cell office:value-type="float" office:value="43.690342">
            <text:p>43.690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elleus</text:p>
          </table:table-cell>
          <table:table-cell office:value-type="string">
            <text:p>Messn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760">
            <text:p>17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392axz2rtcfd01kr7k</text:p>
          </table:table-cell>
          <table:table-cell office:value-type="string">
            <text:p>RED</text:p>
          </table:table-cell>
          <table:table-cell office:value-type="string">
            <text:p>Belleus</text:p>
          </table:table-cell>
          <table:table-cell office:value-type="string">
            <text:p>Messnerhof</text:p>
          </table:table-cell>
          <table:table-cell office:value-type="float" office:value="41.662205">
            <text:p>41.662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l de Rey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820">
            <text:p>28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685284">
            <text:p>42.685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2410">
            <text:p>24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z52p49tm11n5n31d</text:p>
          </table:table-cell>
          <table:table-cell office:value-type="string">
            <text:p>RED</text:p>
          </table:table-cell>
          <table:table-cell office:value-type="string">
            <text:p>Teroldego Morei</text:p>
          </table:table-cell>
          <table:table-cell office:value-type="string">
            <text:p>Foradori</text:p>
          </table:table-cell>
          <table:table-cell office:value-type="float" office:value="45.758236">
            <text:p>45.7582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100">
            <text:p>5100</text:p>
          </table:table-cell>
          <table:table-cell office:value-type="float" office:value="2410">
            <text:p>24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kgxjmhc2znqdfmm7</text:p>
          </table:table-cell>
          <table:table-cell office:value-type="string">
            <text:p>RED</text:p>
          </table:table-cell>
          <table:table-cell office:value-type="string">
            <text:p>Teroldego Sgarzon</text:p>
          </table:table-cell>
          <table:table-cell office:value-type="string">
            <text:p>Foradori</text:p>
          </table:table-cell>
          <table:table-cell office:value-type="float" office:value="50.473858">
            <text:p>50.4738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dolino Classico Brol Grande</text:p>
          </table:table-cell>
          <table:table-cell office:value-type="string">
            <text:p>Le Fragh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e7r5qmmhth65qr9w1j</text:p>
          </table:table-cell>
          <table:table-cell office:value-type="string">
            <text:p>RED</text:p>
          </table:table-cell>
          <table:table-cell office:value-type="string">
            <text:p>Brol Grande Bardolino Classico</text:p>
          </table:table-cell>
          <table:table-cell office:value-type="string">
            <text:p>Le Fraghe</text:p>
          </table:table-cell>
          <table:table-cell office:value-type="float" office:value="53.565792">
            <text:p>53.5657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Vigneto Bellavist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5z5bbr4hnsrf4t5b8</text:p>
          </table:table-cell>
          <table:table-cell office:value-type="string">
            <text:p>RED</text:p>
          </table:table-cell>
          <table:table-cell office:value-type="string">
            <text:p>Chianti Classico Vigneto Bellavista</text:p>
          </table:table-cell>
          <table:table-cell office:value-type="string">
            <text:p>Castello di Ama</text:p>
          </table:table-cell>
          <table:table-cell office:value-type="float" office:value="52.34449">
            <text:p>52.344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sanova di N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pywnj54je459f96e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Casanova di Neri</text:p>
          </table:table-cell>
          <table:table-cell office:value-type="float" office:value="50.61466">
            <text:p>50.614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4100">
            <text:p>4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rwktjk58v0pxcyd66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Uccelliera</text:p>
          </table:table-cell>
          <table:table-cell office:value-type="float" office:value="44.885876">
            <text:p>44.8858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runello di Montalcino</text:p>
          </table:table-cell>
          <table:table-cell office:value-type="string">
            <text:p>Arg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a3rmyt1509hwk01m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Argiano</text:p>
          </table:table-cell>
          <table:table-cell office:value-type="float" office:value="41.946465">
            <text:p>41.9464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trucci Melo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9000">
            <text:p>19000</text:p>
          </table:table-cell>
          <table:table-cell office:value-type="float" office:value="12000">
            <text:p>1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d59krepqygk1xxrk3</text:p>
          </table:table-cell>
          <table:table-cell office:value-type="string">
            <text:p>RED</text:p>
          </table:table-cell>
          <table:table-cell office:value-type="string">
            <text:p>Petrucci Melo</text:p>
          </table:table-cell>
          <table:table-cell office:value-type="string">
            <text:p>Podere Forte</text:p>
          </table:table-cell>
          <table:table-cell office:value-type="float" office:value="50.64985">
            <text:p>50.64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z2v0jng9as606c2c</text:p>
          </table:table-cell>
          <table:table-cell office:value-type="string">
            <text:p>RED</text:p>
          </table:table-cell>
          <table:table-cell office:value-type="string">
            <text:p>Bolgheri Superiore Sondraia</text:p>
          </table:table-cell>
          <table:table-cell office:value-type="string">
            <text:p>Poggio Al Tesoro</text:p>
          </table:table-cell>
          <table:table-cell office:value-type="float" office:value="56.75371">
            <text:p>56.7537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200">
            <text:p>12200</text:p>
          </table:table-cell>
          <table:table-cell office:value-type="float" office:value="7390">
            <text:p>7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60.460075">
            <text:p>60.4600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bera d`Asti Bricco dell`Uccellone</text:p>
          </table:table-cell>
          <table:table-cell office:value-type="string">
            <text:p>Braid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53.113655">
            <text:p>53.1136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Haderburg Brut </text:p>
          </table:table-cell>
          <table:table-cell office:value-type="string">
            <text:p>Haderburg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smx0p7drhda7fcn87</text:p>
          </table:table-cell>
          <table:table-cell office:value-type="string">
            <text:p>SPARKLING</text:p>
          </table:table-cell>
          <table:table-cell office:value-type="string">
            <text:p>Metodo Classico Brut</text:p>
          </table:table-cell>
          <table:table-cell office:value-type="string">
            <text:p>Haderburg</text:p>
          </table:table-cell>
          <table:table-cell office:value-type="float" office:value="30.604206">
            <text:p>30.604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Haderburg Pas Dose` </text:p>
          </table:table-cell>
          <table:table-cell office:value-type="string">
            <text:p>Haderburg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600">
            <text:p>2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tcrj6dy2n3hdvwpne</text:p>
          </table:table-cell>
          <table:table-cell office:value-type="string">
            <text:p>SPARKLING</text:p>
          </table:table-cell>
          <table:table-cell office:value-type="string">
            <text:p>Metodo Classico Millesimato Pas Dosé</text:p>
          </table:table-cell>
          <table:table-cell office:value-type="string">
            <text:p>Haderburg</text:p>
          </table:table-cell>
          <table:table-cell office:value-type="float" office:value="35.44899">
            <text:p>35.448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Satin </text:p>
          </table:table-cell>
          <table:table-cell office:value-type="string">
            <text:p>Bellavist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990">
            <text:p>3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evznqx93s31tmnkz</text:p>
          </table:table-cell>
          <table:table-cell office:value-type="string">
            <text:p>SPARKLING</text:p>
          </table:table-cell>
          <table:table-cell office:value-type="string">
            <text:p>Franciacorta Satèn Brut</text:p>
          </table:table-cell>
          <table:table-cell office:value-type="string">
            <text:p>Bellavista</text:p>
          </table:table-cell>
          <table:table-cell office:value-type="float" office:value="38.596317">
            <text:p>38.596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rento Doc Blauwal Extra Brut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5ks7ytswp9sw9m25nt</text:p>
          </table:table-cell>
          <table:table-cell office:value-type="string">
            <text:p>SPARKLING</text:p>
          </table:table-cell>
          <table:table-cell office:value-type="string">
            <text:p>Metodo Classico Der Blauwal Extra Brut</text:p>
          </table:table-cell>
          <table:table-cell office:value-type="string">
            <text:p>Cesconi</text:p>
          </table:table-cell>
          <table:table-cell office:value-type="float" office:value="38.1449">
            <text:p>38.14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uinart Rose`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4990">
            <text:p>4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1.132008">
            <text:p>41.1320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Dom Perignon Brut </text:p>
          </table:table-cell>
          <table:table-cell office:value-type="string">
            <text:p>Dom Perign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0">
            <text:p>27000</text:p>
          </table:table-cell>
          <table:table-cell office:value-type="float" office:value="21500">
            <text:p>2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q5hvwrcr5dxtbzer</text:p>
          </table:table-cell>
          <table:table-cell office:value-type="string">
            <text:p>SPARKLING</text:p>
          </table:table-cell>
          <table:table-cell office:value-type="string">
            <text:p>Champagne Vintage Brut</text:p>
          </table:table-cell>
          <table:table-cell office:value-type="string">
            <text:p>Dom Pérignon</text:p>
          </table:table-cell>
          <table:table-cell office:value-type="float" office:value="37.255577">
            <text:p>37.255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Krug Gran Cuvée Brut </text:p>
          </table:table-cell>
          <table:table-cell office:value-type="string">
            <text:p>Kru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800">
            <text:p>25800</text:p>
          </table:table-cell>
          <table:table-cell office:value-type="float" office:value="20900">
            <text:p>20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7h5x1nhhc1jnbgbg29</text:p>
          </table:table-cell>
          <table:table-cell office:value-type="string">
            <text:p>SPARKLING</text:p>
          </table:table-cell>
          <table:table-cell office:value-type="string">
            <text:p>Champagne Grande Cuvée Brut</text:p>
          </table:table-cell>
          <table:table-cell office:value-type="string">
            <text:p>Krug</text:p>
          </table:table-cell>
          <table:table-cell office:value-type="float" office:value="28.125772">
            <text:p>28.1257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Moet &amp; Chandon Ice Imperial </text:p>
          </table:table-cell>
          <table:table-cell office:value-type="string">
            <text:p>Moet &amp; Chando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Champagne Ice Impérial Demi-Sec</text:p>
          </table:table-cell>
          <table:table-cell office:value-type="string">
            <text:p>Moët &amp; Chandon</text:p>
          </table:table-cell>
          <table:table-cell office:value-type="float" office:value="40.776974">
            <text:p>40.7769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Schreckbichl / Colterenzio</text:p>
          </table:table-cell>
          <table:table-cell office:value-type="float" office:value="34.197258">
            <text:p>34.197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69qe8d1n72sn0x7d</text:p>
          </table:table-cell>
          <table:table-cell office:value-type="string">
            <text:p>WHITE</text:p>
          </table:table-cell>
          <table:table-cell office:value-type="string">
            <text:p>Chardonnay Sanct Valentin</text:p>
          </table:table-cell>
          <table:table-cell office:value-type="string">
            <text:p>St. Michael-Eppan</text:p>
          </table:table-cell>
          <table:table-cell office:value-type="float" office:value="29.444954">
            <text:p>29.444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944">
            <text:p>94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n8c767ja0n7vt9n3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lois Lageder</text:p>
          </table:table-cell>
          <table:table-cell office:value-type="float" office:value="23.34613">
            <text:p>23.346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Kolbenhofer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490">
            <text:p>2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ry7b1bvnhq9m8avr</text:p>
          </table:table-cell>
          <table:table-cell office:value-type="string">
            <text:p>WHITE</text:p>
          </table:table-cell>
          <table:table-cell office:value-type="string">
            <text:p>Gewürztraminer Vigna Kolbenhof</text:p>
          </table:table-cell>
          <table:table-cell office:value-type="string">
            <text:p>J. Hofstätter</text:p>
          </table:table-cell>
          <table:table-cell office:value-type="float" office:value="33.941578">
            <text:p>33.9415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889">
            <text:p>18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whrjytxh158w9afd</text:p>
          </table:table-cell>
          <table:table-cell office:value-type="string">
            <text:p>WHITE</text:p>
          </table:table-cell>
          <table:table-cell office:value-type="string">
            <text:p>Gewürztraminer Lafóa</text:p>
          </table:table-cell>
          <table:table-cell office:value-type="string">
            <text:p>Schreckbichl / Colterenzio</text:p>
          </table:table-cell>
          <table:table-cell office:value-type="float" office:value="36.129715">
            <text:p>36.1297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tztraminer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77d19k37hn5xh7nh</text:p>
          </table:table-cell>
          <table:table-cell office:value-type="string">
            <text:p>WHITE</text:p>
          </table:table-cell>
          <table:table-cell office:value-type="string">
            <text:p>Gewürztraminer Sanct Valentin</text:p>
          </table:table-cell>
          <table:table-cell office:value-type="string">
            <text:p>St. Michael-Eppan</text:p>
          </table:table-cell>
          <table:table-cell office:value-type="float" office:value="30.769814">
            <text:p>30.7698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2150">
            <text:p>2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Kellerei Tramin / Cantina Tramin</text:p>
          </table:table-cell>
          <table:table-cell office:value-type="float" office:value="46.222088">
            <text:p>46.2220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9">
            <text:p>18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1kx6d5rhyzts8a62</text:p>
          </table:table-cell>
          <table:table-cell office:value-type="string">
            <text:p>WHITE</text:p>
          </table:table-cell>
          <table:table-cell office:value-type="string">
            <text:p>Sauvignon Lafóa</text:p>
          </table:table-cell>
          <table:table-cell office:value-type="string">
            <text:p>Schreckbichl / Colterenzio</text:p>
          </table:table-cell>
          <table:table-cell office:value-type="float" office:value="33.711082">
            <text:p>33.7110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29.023842">
            <text:p>29.023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Quarz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3629">
            <text:p>362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Blanc Quarz</text:p>
          </table:table-cell>
          <table:table-cell office:value-type="string">
            <text:p>Kellerei Terlan / Cantina Terlano</text:p>
          </table:table-cell>
          <table:table-cell office:value-type="float" office:value="39.707">
            <text:p>39.7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 Praepu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90">
            <text:p>15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2.452656">
            <text:p>32.4526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ltliner</text:p>
          </table:table-cell>
          <table:table-cell office:value-type="string">
            <text:p>Garli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g05z4fzy8ag4vdsbyx</text:p>
          </table:table-cell>
          <table:table-cell office:value-type="string">
            <text:p>WHITE</text:p>
          </table:table-cell>
          <table:table-cell office:value-type="string">
            <text:p>Grüner Veltliner Bio</text:p>
          </table:table-cell>
          <table:table-cell office:value-type="string">
            <text:p>Garlider</text:p>
          </table:table-cell>
          <table:table-cell office:value-type="float" office:value="30.9304">
            <text:p>30.93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Porer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500">
            <text:p>1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wa9d3h8hgbg3f6g</text:p>
          </table:table-cell>
          <table:table-cell office:value-type="string">
            <text:p>WHITE</text:p>
          </table:table-cell>
          <table:table-cell office:value-type="string">
            <text:p>Pinot Grigio PORER Bio</text:p>
          </table:table-cell>
          <table:table-cell office:value-type="string">
            <text:p>Alois Lageder</text:p>
          </table:table-cell>
          <table:table-cell office:value-type="float" office:value="35.206985">
            <text:p>35.2069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939">
            <text:p>193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pc5rwqdma4kja9w0</text:p>
          </table:table-cell>
          <table:table-cell office:value-type="string">
            <text:p>WHITE</text:p>
          </table:table-cell>
          <table:table-cell office:value-type="string">
            <text:p>Pinot Grigio Sanct Valentin</text:p>
          </table:table-cell>
          <table:table-cell office:value-type="string">
            <text:p>St. Michael-Eppan</text:p>
          </table:table-cell>
          <table:table-cell office:value-type="float" office:value="32.368317">
            <text:p>32.368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980">
            <text:p>19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Kellerei Tramin / Cantina Tramin</text:p>
          </table:table-cell>
          <table:table-cell office:value-type="float" office:value="49.070045">
            <text:p>49.0700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90">
            <text:p>2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9f3adjf8eqj5727qp5j96</text:p>
          </table:table-cell>
          <table:table-cell office:value-type="string">
            <text:p>WHITE</text:p>
          </table:table-cell>
          <table:table-cell office:value-type="string">
            <text:p>Pinot Bianco Vorberg</text:p>
          </table:table-cell>
          <table:table-cell office:value-type="string">
            <text:p>Kellerei Terlan / Cantina Terlano</text:p>
          </table:table-cell>
          <table:table-cell office:value-type="float" office:value="54.050667">
            <text:p>54.050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Versalto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445">
            <text:p>14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0na9pby76vm635sre</text:p>
          </table:table-cell>
          <table:table-cell office:value-type="string">
            <text:p>WHITE</text:p>
          </table:table-cell>
          <table:table-cell office:value-type="string">
            <text:p>Pinot Bianco Versalto Bio</text:p>
          </table:table-cell>
          <table:table-cell office:value-type="string">
            <text:p>Alois Lageder</text:p>
          </table:table-cell>
          <table:table-cell office:value-type="float" office:value="51.56637">
            <text:p>51.566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qhvbre4ann8ryaw6c</text:p>
          </table:table-cell>
          <table:table-cell office:value-type="string">
            <text:p>WHITE</text:p>
          </table:table-cell>
          <table:table-cell office:value-type="string">
            <text:p>Pinot Bianco Schulthauser</text:p>
          </table:table-cell>
          <table:table-cell office:value-type="string">
            <text:p>St. Michael-Eppan</text:p>
          </table:table-cell>
          <table:table-cell office:value-type="float" office:value="39.632706">
            <text:p>39.6327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Strahler</text:p>
          </table:table-cell>
          <table:table-cell office:value-type="string">
            <text:p>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50">
            <text:p>1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zcbd142pyytvym8j</text:p>
          </table:table-cell>
          <table:table-cell office:value-type="string">
            <text:p>WHITE</text:p>
          </table:table-cell>
          <table:table-cell office:value-type="string">
            <text:p>Weissburgunder Strahler</text:p>
          </table:table-cell>
          <table:table-cell office:value-type="string">
            <text:p>Stroblhof</text:p>
          </table:table-cell>
          <table:table-cell office:value-type="float" office:value="41.10751">
            <text:p>41.107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Weiss Private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790">
            <text:p>2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37.19476">
            <text:p>37.194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mistar Bianco Cuveè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030">
            <text:p>2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47dgb9bz5ey60rhfe</text:p>
          </table:table-cell>
          <table:table-cell office:value-type="string">
            <text:p>WHITE</text:p>
          </table:table-cell>
          <table:table-cell office:value-type="string">
            <text:p>Amistar Bianco</text:p>
          </table:table-cell>
          <table:table-cell office:value-type="string">
            <text:p>Peter Sölva</text:p>
          </table:table-cell>
          <table:table-cell office:value-type="float" office:value="46.930748">
            <text:p>46.930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rand Cuvee` I°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500">
            <text:p>21500</text:p>
          </table:table-cell>
          <table:table-cell office:value-type="float" office:value="14000">
            <text:p>1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er9gtdtb68r5bf2q</text:p>
          </table:table-cell>
          <table:table-cell office:value-type="string">
            <text:p>WHITE</text:p>
          </table:table-cell>
          <table:table-cell office:value-type="string">
            <text:p>Terlaner Grande Cuvée I</text:p>
          </table:table-cell>
          <table:table-cell office:value-type="string">
            <text:p>Kellerei Terlan / Cantina Terlano</text:p>
          </table:table-cell>
          <table:table-cell office:value-type="float" office:value="49.084045">
            <text:p>49.0840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9900">
            <text:p>9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34.073036">
            <text:p>34.0730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ugana S. Christin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30">
            <text:p>11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s7qp3gady88ztr126cf73</text:p>
          </table:table-cell>
          <table:table-cell office:value-type="string">
            <text:p>WHITE</text:p>
          </table:table-cell>
          <table:table-cell office:value-type="string">
            <text:p>Lugana Santa Cristina</text:p>
          </table:table-cell>
          <table:table-cell office:value-type="string">
            <text:p>Zenato</text:p>
          </table:table-cell>
          <table:table-cell office:value-type="float" office:value="37.63797">
            <text:p>37.637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Nosiola Fontanasanta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dr1724n7cmge6kk</text:p>
          </table:table-cell>
          <table:table-cell office:value-type="string">
            <text:p>WHITE</text:p>
          </table:table-cell>
          <table:table-cell office:value-type="string">
            <text:p>Nosiola Fontanasanta Bio</text:p>
          </table:table-cell>
          <table:table-cell office:value-type="string">
            <text:p>Foradori</text:p>
          </table:table-cell>
          <table:table-cell office:value-type="float" office:value="49.342583">
            <text:p>49.3425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ose` Lageder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94">
            <text:p>99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cces1wmt6sy3ngjv</text:p>
          </table:table-cell>
          <table:table-cell office:value-type="string">
            <text:p>ROSE</text:p>
          </table:table-cell>
          <table:table-cell office:value-type="string">
            <text:p>Lagrein Rosé</text:p>
          </table:table-cell>
          <table:table-cell office:value-type="string">
            <text:p>Alois Lageder</text:p>
          </table:table-cell>
          <table:table-cell office:value-type="float" office:value="30.879082">
            <text:p>30.8790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 Rose de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50">
            <text:p>15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03936">
            <text:p>45.039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Perrose`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120">
            <text:p>11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jn9ntyd5d1xzmh6mb2</text:p>
          </table:table-cell>
          <table:table-cell office:value-type="string">
            <text:p>ROSE</text:p>
          </table:table-cell>
          <table:table-cell office:value-type="string">
            <text:p>Perrosè DeSilva</text:p>
          </table:table-cell>
          <table:table-cell office:value-type="string">
            <text:p>Peter Sölva</text:p>
          </table:table-cell>
          <table:table-cell office:value-type="float" office:value="41.90686">
            <text:p>41.90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. Magdalena Huck am Bach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40">
            <text:p>8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bg42htkesv22mqmy</text:p>
          </table:table-cell>
          <table:table-cell office:value-type="string">
            <text:p>RED</text:p>
          </table:table-cell>
          <table:table-cell office:value-type="string">
            <text:p>St. Magdalener Classico Huck am Bach</text:p>
          </table:table-cell>
          <table:table-cell office:value-type="string">
            <text:p>Kellerei Bozen / Cantina Bolzano</text:p>
          </table:table-cell>
          <table:table-cell office:value-type="float" office:value="52.38056">
            <text:p>52.38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t. Magdalena</text:p>
          </table:table-cell>
          <table:table-cell office:value-type="string">
            <text:p>Kand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80">
            <text:p>10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gcg2kdgtahk0cbz23</text:p>
          </table:table-cell>
          <table:table-cell office:value-type="string">
            <text:p>RED</text:p>
          </table:table-cell>
          <table:table-cell office:value-type="string">
            <text:p>St.Magdalener Classico</text:p>
          </table:table-cell>
          <table:table-cell office:value-type="string">
            <text:p>Kandlerhof</text:p>
          </table:table-cell>
          <table:table-cell office:value-type="float" office:value="41.552845">
            <text:p>41.552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Zweigelt Mitterberg</text:p>
          </table:table-cell>
          <table:table-cell office:value-type="string">
            <text:p>Marinus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30">
            <text:p>1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dzspex5yh88h1c5a7</text:p>
          </table:table-cell>
          <table:table-cell office:value-type="string">
            <text:p>RED</text:p>
          </table:table-cell>
          <table:table-cell office:value-type="string">
            <text:p>Zweigelt</text:p>
          </table:table-cell>
          <table:table-cell office:value-type="string">
            <text:p>Marinushof</text:p>
          </table:table-cell>
          <table:table-cell office:value-type="float" office:value="36.13845">
            <text:p>36.13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Schwarze Mandonna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5.961567">
            <text:p>35.961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Schwarze Mandonna Riserva</text:p>
          </table:table-cell>
          <table:table-cell office:value-type="string">
            <text:p>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jmszae3k6fr1ra4j3</text:p>
          </table:table-cell>
          <table:table-cell office:value-type="string">
            <text:p>RED</text:p>
          </table:table-cell>
          <table:table-cell office:value-type="string">
            <text:p>Pinot Noir Riserva Schwarze Madonna</text:p>
          </table:table-cell>
          <table:table-cell office:value-type="string">
            <text:p>Klosterhof</text:p>
          </table:table-cell>
          <table:table-cell office:value-type="float" office:value="36.363327">
            <text:p>36.3633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St . Urban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580">
            <text:p>4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30.21197">
            <text:p>30.211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Riserva Thalmann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f2am5sr20mpeg380</text:p>
          </table:table-cell>
          <table:table-cell office:value-type="string">
            <text:p>RED</text:p>
          </table:table-cell>
          <table:table-cell office:value-type="string">
            <text:p>Pinot Nero Riserva Thalman</text:p>
          </table:table-cell>
          <table:table-cell office:value-type="string">
            <text:p>Kellerei Bozen / Cantina Bolzano</text:p>
          </table:table-cell>
          <table:table-cell office:value-type="float" office:value="37.236717">
            <text:p>37.236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Krafuss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600">
            <text:p>6600</text:p>
          </table:table-cell>
          <table:table-cell office:value-type="float" office:value="3745">
            <text:p>374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fy2h5q290gf20cvj</text:p>
          </table:table-cell>
          <table:table-cell office:value-type="string">
            <text:p>RED</text:p>
          </table:table-cell>
          <table:table-cell office:value-type="string">
            <text:p>Pinot Noir Krafuss Bio</text:p>
          </table:table-cell>
          <table:table-cell office:value-type="string">
            <text:p>Alois Lageder</text:p>
          </table:table-cell>
          <table:table-cell office:value-type="float" office:value="47.07408">
            <text:p>47.074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lauburgunder Ponkler</text:p>
          </table:table-cell>
          <table:table-cell office:value-type="string">
            <text:p>Franz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200">
            <text:p>10200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1.274414">
            <text:p>41.27441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lauburgunder Riserva</text:p>
          </table:table-cell>
          <table:table-cell office:value-type="string">
            <text:p>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5990">
            <text:p>5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0.496943">
            <text:p>30.496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2.864353">
            <text:p>42.8643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9">
            <text:p>89</text:p>
          </table:table-cell>
          <table:table-cell office:value-type="float" office:value="5500">
            <text:p>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Schreckbichl / Colterenzio</text:p>
          </table:table-cell>
          <table:table-cell office:value-type="float" office:value="32.59386">
            <text:p>32.593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Riserva Quintessenz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560">
            <text:p>25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ellerei Kaltern</text:p>
          </table:table-cell>
          <table:table-cell office:value-type="float" office:value="45.88526">
            <text:p>45.885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Turmhof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15bza7jgrpq4fezw4</text:p>
          </table:table-cell>
          <table:table-cell office:value-type="string">
            <text:p>RED</text:p>
          </table:table-cell>
          <table:table-cell office:value-type="string">
            <text:p>Cabernet Sauvignon Turmhof</text:p>
          </table:table-cell>
          <table:table-cell office:value-type="string">
            <text:p>Tiefenbrunner</text:p>
          </table:table-cell>
          <table:table-cell office:value-type="float" office:value="40.5134">
            <text:p>40.51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Höhepunkt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200">
            <text:p>72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qaazs8byef0f1qr6v</text:p>
          </table:table-cell>
          <table:table-cell office:value-type="string">
            <text:p>RED</text:p>
          </table:table-cell>
          <table:table-cell office:value-type="string">
            <text:p>Cabernet Sauvignon Riserva Höhepunkt</text:p>
          </table:table-cell>
          <table:table-cell office:value-type="string">
            <text:p>Seeperle</text:p>
          </table:table-cell>
          <table:table-cell office:value-type="float" office:value="45.578377">
            <text:p>45.5783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ldta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390">
            <text:p>1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ch34z2dw9p119t9rc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Clemens Waldthaler</text:p>
          </table:table-cell>
          <table:table-cell office:value-type="float" office:value="28.483627">
            <text:p>28.4836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Furggl</text:p>
          </table:table-cell>
          <table:table-cell office:value-type="string">
            <text:p>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0rq694drk6zcqk77</text:p>
          </table:table-cell>
          <table:table-cell office:value-type="string">
            <text:p>RED</text:p>
          </table:table-cell>
          <table:table-cell office:value-type="string">
            <text:p>Lagrein Riserva Furggl</text:p>
          </table:table-cell>
          <table:table-cell office:value-type="string">
            <text:p>Peter Zemmer</text:p>
          </table:table-cell>
          <table:table-cell office:value-type="float" office:value="40.885292">
            <text:p>40.8852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240">
            <text:p>3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43.914707">
            <text:p>43.9147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marein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800">
            <text:p>10800</text:p>
          </table:table-cell>
          <table:table-cell office:value-type="float" office:value="5600">
            <text:p>5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291092">
            <text:p>37.2910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Ris Klosteranger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5200">
            <text:p>5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56.456882">
            <text:p>56.456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(y)eroldego</text:p>
          </table:table-cell>
          <table:table-cell office:value-type="string">
            <text:p>Nu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400">
            <text:p>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pdm05ttzdav0w2ngg6</text:p>
          </table:table-cell>
          <table:table-cell office:value-type="string">
            <text:p>RED</text:p>
          </table:table-cell>
          <table:table-cell office:value-type="string">
            <text:p>Tyroldego Rosso</text:p>
          </table:table-cell>
          <table:table-cell office:value-type="string">
            <text:p>Heinrich Mayr - Nusserhof</text:p>
          </table:table-cell>
          <table:table-cell office:value-type="float" office:value="27.156973">
            <text:p>27.1569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 Siebeneich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pg4py5d7tbkjynb34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Bozen / Cantina Bolzano</text:p>
          </table:table-cell>
          <table:table-cell office:value-type="float" office:value="40.375126">
            <text:p>40.3751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 Siebeneich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Schreckbichl / Colterenzio</text:p>
          </table:table-cell>
          <table:table-cell office:value-type="float" office:value="35.270844">
            <text:p>35.2708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Sal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450">
            <text:p>3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rhytmgxxmm4g274a5vjyd9p</text:p>
          </table:table-cell>
          <table:table-cell office:value-type="string">
            <text:p>RED</text:p>
          </table:table-cell>
          <table:table-cell office:value-type="string">
            <text:p>Merlot Nussleiten</text:p>
          </table:table-cell>
          <table:table-cell office:value-type="string">
            <text:p>Castel Sallegg</text:p>
          </table:table-cell>
          <table:table-cell office:value-type="float" office:value="37.39148">
            <text:p>37.391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Ris Lona</text:p>
          </table:table-cell>
          <table:table-cell office:value-type="string">
            <text:p>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kr7vgr68243rba48yw</text:p>
          </table:table-cell>
          <table:table-cell office:value-type="string">
            <text:p>RED</text:p>
          </table:table-cell>
          <table:table-cell office:value-type="string">
            <text:p>Merlot Riserva Lona</text:p>
          </table:table-cell>
          <table:table-cell office:value-type="string">
            <text:p>Kellerei St. Pauls</text:p>
          </table:table-cell>
          <table:table-cell office:value-type="float" office:value="29.876411">
            <text:p>29.8764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2620">
            <text:p>26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551258">
            <text:p>40.551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rnelius rosso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2220">
            <text:p>2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Schreckbichl / Colterenzio</text:p>
          </table:table-cell>
          <table:table-cell office:value-type="float" office:value="35.272137">
            <text:p>35.272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ugum</text:p>
          </table:table-cell>
          <table:table-cell office:value-type="string">
            <text:p>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50.144367">
            <text:p>50.1443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ermesse Grand Cuvèe</text:p>
          </table:table-cell>
          <table:table-cell office:value-type="string">
            <text:p>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4780">
            <text:p>47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5k570jg5f3jdb516</text:p>
          </table:table-cell>
          <table:table-cell office:value-type="string">
            <text:p>RED</text:p>
          </table:table-cell>
          <table:table-cell office:value-type="string">
            <text:p>Grande Cuvée Kermesse</text:p>
          </table:table-cell>
          <table:table-cell office:value-type="string">
            <text:p>Elena Walch</text:p>
          </table:table-cell>
          <table:table-cell office:value-type="float" office:value="57.10749">
            <text:p>57.1074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uritius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74669">
            <text:p>35.746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Kirchegg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1470">
            <text:p>14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fegw4g9qfc1bgceyj</text:p>
          </table:table-cell>
          <table:table-cell office:value-type="string">
            <text:p>RED</text:p>
          </table:table-cell>
          <table:table-cell office:value-type="string">
            <text:p>Merlot-Cabernet Kirchegg</text:p>
          </table:table-cell>
          <table:table-cell office:value-type="string">
            <text:p>J. Hofstätter</text:p>
          </table:table-cell>
          <table:table-cell office:value-type="float" office:value="27.154726">
            <text:p>27.1547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Mayr -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3240">
            <text:p>3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5.552776">
            <text:p>45.5527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Sölva /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900">
            <text:p>4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 Rot</text:p>
          </table:table-cell>
          <table:table-cell office:value-type="string">
            <text:p>Andi Sölva &amp; Norbert Kofler</text:p>
          </table:table-cell>
          <table:table-cell office:value-type="float" office:value="43.922398">
            <text:p>43.9223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l Secondo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170">
            <text:p>11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ta42ypxsqegk43jj0w</text:p>
          </table:table-cell>
          <table:table-cell office:value-type="string">
            <text:p>RED</text:p>
          </table:table-cell>
          <table:table-cell office:value-type="string">
            <text:p>Amistar Il Secondo</text:p>
          </table:table-cell>
          <table:table-cell office:value-type="string">
            <text:p>Peter Sölva</text:p>
          </table:table-cell>
          <table:table-cell office:value-type="float" office:value="45.27669">
            <text:p>45.276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3.204857">
            <text:p>33.2048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. Leonardo</text:p>
          </table:table-cell>
          <table:table-cell office:value-type="string">
            <text:p>S. Leonar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6950">
            <text:p>6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29.908836">
            <text:p>29.9088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arzemino superiore d`isera</text:p>
          </table:table-cell>
          <table:table-cell office:value-type="string">
            <text:p>Vivall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90">
            <text:p>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807sbdh7w1dtgjg1r</text:p>
          </table:table-cell>
          <table:table-cell office:value-type="string">
            <text:p>RED</text:p>
          </table:table-cell>
          <table:table-cell office:value-type="string">
            <text:p>Marzemino d'Isera Superiore</text:p>
          </table:table-cell>
          <table:table-cell office:value-type="string">
            <text:p>Cantina Vivallis</text:p>
          </table:table-cell>
          <table:table-cell office:value-type="float" office:value="46.22959">
            <text:p>46.229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roldego Granat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4400">
            <text:p>4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qqxkqpx1hcn3nty9</text:p>
          </table:table-cell>
          <table:table-cell office:value-type="string">
            <text:p>RED</text:p>
          </table:table-cell>
          <table:table-cell office:value-type="string">
            <text:p>Teroldego Granato Bio</text:p>
          </table:table-cell>
          <table:table-cell office:value-type="string">
            <text:p>Foradori</text:p>
          </table:table-cell>
          <table:table-cell office:value-type="float" office:value="44.917767">
            <text:p>44.9177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alpollicella Superiore Ripass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80">
            <text:p>15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Ripassa</text:p>
          </table:table-cell>
          <table:table-cell office:value-type="string">
            <text:p>Zenato</text:p>
          </table:table-cell>
          <table:table-cell office:value-type="float" office:value="43.965298">
            <text:p>43.9652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mpofiorin ( Ripasso )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210">
            <text:p>12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n9a0dhjgrp1qk93</text:p>
          </table:table-cell>
          <table:table-cell office:value-type="string">
            <text:p>RED</text:p>
          </table:table-cell>
          <table:table-cell office:value-type="string">
            <text:p>Campofiorin</text:p>
          </table:table-cell>
          <table:table-cell office:value-type="string">
            <text:p>Masi</text:p>
          </table:table-cell>
          <table:table-cell office:value-type="float" office:value="32.81328">
            <text:p>32.813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mpofiorin Brolo Oro ( Ripasso )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560">
            <text:p>15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vay9q6r9kn8sm81y</text:p>
          </table:table-cell>
          <table:table-cell office:value-type="string">
            <text:p>RED</text:p>
          </table:table-cell>
          <table:table-cell office:value-type="string">
            <text:p>Brolo di Campofiorin Oro</text:p>
          </table:table-cell>
          <table:table-cell office:value-type="string">
            <text:p>Masi</text:p>
          </table:table-cell>
          <table:table-cell office:value-type="float" office:value="38.28222">
            <text:p>38.282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rimofiore ( Cab. Sauv., Cab. Franc,</text:p>
          </table:table-cell>
          <table:table-cell office:value-type="string">
            <text:p>Quint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4150">
            <text:p>4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267bbqq9t0s54d0240</text:p>
          </table:table-cell>
          <table:table-cell office:value-type="string">
            <text:p>RED</text:p>
          </table:table-cell>
          <table:table-cell office:value-type="string">
            <text:p>Primofiore Rosso</text:p>
          </table:table-cell>
          <table:table-cell office:value-type="string">
            <text:p>Quintarelli Giuseppe</text:p>
          </table:table-cell>
          <table:table-cell office:value-type="float" office:value="37.617382">
            <text:p>37.6173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classic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4079">
            <text:p>407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33.532906">
            <text:p>33.532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Costasera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3599">
            <text:p>359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9.74638">
            <text:p>29.746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Mazzano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g24s0rfv2wfqy19g</text:p>
          </table:table-cell>
          <table:table-cell office:value-type="string">
            <text:p>RED</text:p>
          </table:table-cell>
          <table:table-cell office:value-type="string">
            <text:p>Mazzano Amarone Della Valpolicella Classico</text:p>
          </table:table-cell>
          <table:table-cell office:value-type="string">
            <text:p>Masi</text:p>
          </table:table-cell>
          <table:table-cell office:value-type="float" office:value="29.664356">
            <text:p>29.664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Monte S. Urbano</text:p>
          </table:table-cell>
          <table:table-cell office:value-type="string">
            <text:p>Spe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400">
            <text:p>7400</text:p>
          </table:table-cell>
          <table:table-cell office:value-type="float" office:value="4450">
            <text:p>4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7c83fxcdd6pzs6pst</text:p>
          </table:table-cell>
          <table:table-cell office:value-type="string">
            <text:p>RED</text:p>
          </table:table-cell>
          <table:table-cell office:value-type="string">
            <text:p>Amarone della Valpolicella Classico Vigneto Monte Sant'Urbano Bio</text:p>
          </table:table-cell>
          <table:table-cell office:value-type="string">
            <text:p>Speri</text:p>
          </table:table-cell>
          <table:table-cell office:value-type="float" office:value="40.78443">
            <text:p>40.784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Vaio Amaron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5650">
            <text:p>5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zgj2rjdje1bsxc8</text:p>
          </table:table-cell>
          <table:table-cell office:value-type="string">
            <text:p>RED</text:p>
          </table:table-cell>
          <table:table-cell office:value-type="string">
            <text:p>Amarone della Valpolicella Classico Vaio Armaron</text:p>
          </table:table-cell>
          <table:table-cell office:value-type="string">
            <text:p>Masi - Serego Alighieri</text:p>
          </table:table-cell>
          <table:table-cell office:value-type="float" office:value="34.029434">
            <text:p>34.0294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Amarone classico</text:p>
          </table:table-cell>
          <table:table-cell office:value-type="string">
            <text:p>Allegr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5999">
            <text:p>599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a34h23fs9v85bm5gda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Allegrini</text:p>
          </table:table-cell>
          <table:table-cell office:value-type="float" office:value="37.5231">
            <text:p>37.52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Gran Selezione S. Lorenz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4000">
            <text:p>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6gja7fn0tpxa4jdv</text:p>
          </table:table-cell>
          <table:table-cell office:value-type="string">
            <text:p>RED</text:p>
          </table:table-cell>
          <table:table-cell office:value-type="string">
            <text:p>Chianti Classico Gran Selezione San Lorenzo</text:p>
          </table:table-cell>
          <table:table-cell office:value-type="string">
            <text:p>Castello di Ama</text:p>
          </table:table-cell>
          <table:table-cell office:value-type="float" office:value="51.202496">
            <text:p>51.2024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Badia Passignan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3890">
            <text:p>38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s1s3v040zme1eh6r</text:p>
          </table:table-cell>
          <table:table-cell office:value-type="string">
            <text:p>RED</text:p>
          </table:table-cell>
          <table:table-cell office:value-type="string">
            <text:p>Chianti Classico Badia A Passignano</text:p>
          </table:table-cell>
          <table:table-cell office:value-type="string">
            <text:p>Antinori</text:p>
          </table:table-cell>
          <table:table-cell office:value-type="float" office:value="46.664738">
            <text:p>46.6647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530">
            <text:p>15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vhdzcy55b6b4xy6fydhk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Mazzei - Castello di Fonterutoli</text:p>
          </table:table-cell>
          <table:table-cell office:value-type="float" office:value="29.257008">
            <text:p>29.2570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hianti classico La Casuccia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5r52yc8xcfn7xh7qj</text:p>
          </table:table-cell>
          <table:table-cell office:value-type="string">
            <text:p>RED</text:p>
          </table:table-cell>
          <table:table-cell office:value-type="string">
            <text:p>Chianti Classico Gran Selezione Vigneto La Casuccia</text:p>
          </table:table-cell>
          <table:table-cell office:value-type="string">
            <text:p>Castello di Ama</text:p>
          </table:table-cell>
          <table:table-cell office:value-type="float" office:value="46.219055">
            <text:p>46.219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Greppone Mazzi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3590">
            <text:p>35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rbf2fhsxyeb4rh1e</text:p>
          </table:table-cell>
          <table:table-cell office:value-type="string">
            <text:p>RED</text:p>
          </table:table-cell>
          <table:table-cell office:value-type="string">
            <text:p>Tenuta Greppone Mazzi Brunello di Montalcino</text:p>
          </table:table-cell>
          <table:table-cell office:value-type="string">
            <text:p>Ruffino</text:p>
          </table:table-cell>
          <table:table-cell office:value-type="float" office:value="46.01879">
            <text:p>46.018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obile di Montepulciano</text:p>
          </table:table-cell>
          <table:table-cell office:value-type="string">
            <text:p>Boscar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a5ajdw1rz6hwntxyv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oscarelli</text:p>
          </table:table-cell>
          <table:table-cell office:value-type="float" office:value="43.385456">
            <text:p>43.385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obile di Montepulciano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750">
            <text:p>1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g81zfn733zbm1gzcr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Avignonesi</text:p>
          </table:table-cell>
          <table:table-cell office:value-type="float" office:value="40.004826">
            <text:p>40.0048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obile di M. Le Grandi Annate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office:value-type="float" office:value="7200">
            <text:p>7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hd1jgbkep7vj2ndx</text:p>
          </table:table-cell>
          <table:table-cell office:value-type="string">
            <text:p>RED</text:p>
          </table:table-cell>
          <table:table-cell office:value-type="string">
            <text:p>Grandi Annate Vino Nobile di Montepulciano</text:p>
          </table:table-cell>
          <table:table-cell office:value-type="string">
            <text:p>Avignonesi</text:p>
          </table:table-cell>
          <table:table-cell office:value-type="float" office:value="43.622963">
            <text:p>43.6229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rellino Riserva</text:p>
          </table:table-cell>
          <table:table-cell office:value-type="string">
            <text:p>Le Pupi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510">
            <text:p>151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8sbm5ptytpn41trfx</text:p>
          </table:table-cell>
          <table:table-cell office:value-type="string">
            <text:p>RED</text:p>
          </table:table-cell>
          <table:table-cell office:value-type="string">
            <text:p>Morellino di Scansano Riserva</text:p>
          </table:table-cell>
          <table:table-cell office:value-type="string">
            <text:p>Fattoria le Pupille</text:p>
          </table:table-cell>
          <table:table-cell office:value-type="float" office:value="33.59232">
            <text:p>33.592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naiolo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8">
            <text:p>138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q82f5qac6p0spdvfef</text:p>
          </table:table-cell>
          <table:table-cell office:value-type="string">
            <text:p>RED</text:p>
          </table:table-cell>
          <table:table-cell office:value-type="string">
            <text:p>Canaiolo Toscana</text:p>
          </table:table-cell>
          <table:table-cell office:value-type="string">
            <text:p>Bibi Graetz</text:p>
          </table:table-cell>
          <table:table-cell office:value-type="float" office:value="55.23579">
            <text:p>55.235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giovese Villaggio Rocca d`Orcia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nss8xthkaf1j64w91</text:p>
          </table:table-cell>
          <table:table-cell office:value-type="string">
            <text:p>RED</text:p>
          </table:table-cell>
          <table:table-cell office:value-type="string">
            <text:p>Rocca d'Orcia Villaggio</text:p>
          </table:table-cell>
          <table:table-cell office:value-type="string">
            <text:p>Podere Forte</text:p>
          </table:table-cell>
          <table:table-cell office:value-type="float" office:value="56.466835">
            <text:p>56.4668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pyx6krgn42w6wrt</text:p>
          </table:table-cell>
          <table:table-cell office:value-type="string">
            <text:p>RED</text:p>
          </table:table-cell>
          <table:table-cell office:value-type="string">
            <text:p>Bolgheri</text:p>
          </table:table-cell>
          <table:table-cell office:value-type="string">
            <text:p>Michele Satta</text:p>
          </table:table-cell>
          <table:table-cell office:value-type="float" office:value="35.73845">
            <text:p>35.7384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uemani Cabernet Franc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5300">
            <text:p>5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8e4ne1eqt4kapfrq</text:p>
          </table:table-cell>
          <table:table-cell office:value-type="string">
            <text:p>RED</text:p>
          </table:table-cell>
          <table:table-cell office:value-type="string">
            <text:p>Cabernet Franc Bio</text:p>
          </table:table-cell>
          <table:table-cell office:value-type="string">
            <text:p>Duemani</text:p>
          </table:table-cell>
          <table:table-cell office:value-type="float" office:value="39.12156">
            <text:p>39.121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serre Nuove dell` Ornellaia</text:p>
          </table:table-cell>
          <table:table-cell office:value-type="string">
            <text:p>Tenuta 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4690">
            <text:p>4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8.283016">
            <text:p>48.2830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.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4150">
            <text:p>4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x8asdj89jfbepz68c</text:p>
          </table:table-cell>
          <table:table-cell office:value-type="string">
            <text:p>RED</text:p>
          </table:table-cell>
          <table:table-cell office:value-type="string">
            <text:p>Guidalberto</text:p>
          </table:table-cell>
          <table:table-cell office:value-type="string">
            <text:p>Tenuta San Guido</text:p>
          </table:table-cell>
          <table:table-cell office:value-type="float" office:value="42.78559">
            <text:p>42.7855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uisassi Syrah</text:p>
          </table:table-cell>
          <table:table-cell office:value-type="string">
            <text:p>Duem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hem1k3te2penx8yzf</text:p>
          </table:table-cell>
          <table:table-cell office:value-type="string">
            <text:p>RED</text:p>
          </table:table-cell>
          <table:table-cell office:value-type="string">
            <text:p>Syrah Suisassi Bio</text:p>
          </table:table-cell>
          <table:table-cell office:value-type="string">
            <text:p>Duemani</text:p>
          </table:table-cell>
          <table:table-cell office:value-type="float" office:value="49.21467">
            <text:p>49.214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500">
            <text:p>20500</text:p>
          </table:table-cell>
          <table:table-cell office:value-type="float" office:value="10300">
            <text:p>10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33.244278">
            <text:p>33.2442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pergole Torte</text:p>
          </table:table-cell>
          <table:table-cell office:value-type="string">
            <text:p>Montevert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22500">
            <text:p>2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z3t0bvez32dtgmbb</text:p>
          </table:table-cell>
          <table:table-cell office:value-type="string">
            <text:p>RED</text:p>
          </table:table-cell>
          <table:table-cell office:value-type="string">
            <text:p>Sangiovese Le Pergole Torte</text:p>
          </table:table-cell>
          <table:table-cell office:value-type="string">
            <text:p>Montevertine</text:p>
          </table:table-cell>
          <table:table-cell office:value-type="float" office:value="46.837276">
            <text:p>46.8372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7500">
            <text:p>17500</text:p>
          </table:table-cell>
          <table:table-cell office:value-type="float" office:value="9600">
            <text:p>9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jp96emkssr3n64wy</text:p>
          </table:table-cell>
          <table:table-cell office:value-type="string">
            <text:p>RED</text:p>
          </table:table-cell>
          <table:table-cell office:value-type="string">
            <text:p>Luce della Vite</text:p>
          </table:table-cell>
          <table:table-cell office:value-type="string">
            <text:p>Frescobaldi - Tenuta Luce</text:p>
          </table:table-cell>
          <table:table-cell office:value-type="float" office:value="37.249218">
            <text:p>37.2492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Testamatta verticale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500">
            <text:p>36500</text:p>
          </table:table-cell>
          <table:table-cell office:value-type="float" office:value="24000">
            <text:p>2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60.460075">
            <text:p>60.4600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50 &amp; 50</text:p>
          </table:table-cell>
          <table:table-cell office:value-type="string">
            <text:p>Avignonesi &amp; Capan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10800">
            <text:p>10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3a52xqrepkrchv7c</text:p>
          </table:table-cell>
          <table:table-cell office:value-type="string">
            <text:p>RED</text:p>
          </table:table-cell>
          <table:table-cell office:value-type="string">
            <text:p>50 &amp; 50</text:p>
          </table:table-cell>
          <table:table-cell office:value-type="string">
            <text:p>Capannelle</text:p>
          </table:table-cell>
          <table:table-cell office:value-type="float" office:value="47.722572">
            <text:p>47.7225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Tenuta Ornell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500">
            <text:p>26500</text:p>
          </table:table-cell>
          <table:table-cell office:value-type="float" office:value="16000">
            <text:p>16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55624">
            <text:p>43.9556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.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200">
            <text:p>31200</text:p>
          </table:table-cell>
          <table:table-cell office:value-type="float" office:value="19900">
            <text:p>19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0.01742">
            <text:p>40.017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">
            <text:p>420</text:p>
          </table:table-cell>
          <table:table-cell office:value-type="float" office:value="34000">
            <text:p>34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31.570997">
            <text:p>31.5709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Desiderio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690">
            <text:p>3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ykn5cfzvyrbxazas</text:p>
          </table:table-cell>
          <table:table-cell office:value-type="string">
            <text:p>RED</text:p>
          </table:table-cell>
          <table:table-cell office:value-type="string">
            <text:p>Merlot Desiderio Bio</text:p>
          </table:table-cell>
          <table:table-cell office:value-type="string">
            <text:p>Avignonesi</text:p>
          </table:table-cell>
          <table:table-cell office:value-type="float" office:value="35.989143">
            <text:p>35.9891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l Bruciat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020">
            <text:p>20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Bolgheri Il Bruciato</text:p>
          </table:table-cell>
          <table:table-cell office:value-type="string">
            <text:p>Antinori - Tenuta Guado al Tasso</text:p>
          </table:table-cell>
          <table:table-cell office:value-type="float" office:value="31.01591">
            <text:p>31.015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33 vendemmie</text:p>
          </table:table-cell>
          <table:table-cell office:value-type="string">
            <text:p>Castell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6190">
            <text:p>6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13ecbhgdxqr44t5r7</text:p>
          </table:table-cell>
          <table:table-cell office:value-type="string">
            <text:p>RED</text:p>
          </table:table-cell>
          <table:table-cell office:value-type="string">
            <text:p>33 Trentatre Vendemmie Toscana</text:p>
          </table:table-cell>
          <table:table-cell office:value-type="string">
            <text:p>Castellare</text:p>
          </table:table-cell>
          <table:table-cell office:value-type="float" office:value="41.225155">
            <text:p>41.225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 sodi di San Nicolo</text:p>
          </table:table-cell>
          <table:table-cell office:value-type="string">
            <text:p>Castella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6700">
            <text:p>6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2hxt8mx9sfhqn7vs</text:p>
          </table:table-cell>
          <table:table-cell office:value-type="string">
            <text:p>RED</text:p>
          </table:table-cell>
          <table:table-cell office:value-type="string">
            <text:p>I Sodi di S. Niccolò</text:p>
          </table:table-cell>
          <table:table-cell office:value-type="string">
            <text:p>Castellare</text:p>
          </table:table-cell>
          <table:table-cell office:value-type="float" office:value="46.12425">
            <text:p>46.124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Il concerto di Fonterutoli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300">
            <text:p>8300</text:p>
          </table:table-cell>
          <table:table-cell office:value-type="float" office:value="4990">
            <text:p>4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41.63644">
            <text:p>41.636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` Apparita</text:p>
          </table:table-cell>
          <table:table-cell office:value-type="string">
            <text:p>Castello Am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0">
            <text:p>28000</text:p>
          </table:table-cell>
          <table:table-cell office:value-type="float" office:value="18900">
            <text:p>1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960sygzpm3fmahghh</text:p>
          </table:table-cell>
          <table:table-cell office:value-type="string">
            <text:p>RED</text:p>
          </table:table-cell>
          <table:table-cell office:value-type="string">
            <text:p>Merlot L'Apparita</text:p>
          </table:table-cell>
          <table:table-cell office:value-type="string">
            <text:p>Castello di Ama</text:p>
          </table:table-cell>
          <table:table-cell office:value-type="float" office:value="41.860703">
            <text:p>41.8607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arolo Enrico VI</text:p>
          </table:table-cell>
          <table:table-cell office:value-type="string">
            <text:p>Codero di Montezemo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dyj2knc2pxdamydd4</text:p>
          </table:table-cell>
          <table:table-cell office:value-type="string">
            <text:p>RED</text:p>
          </table:table-cell>
          <table:table-cell office:value-type="string">
            <text:p>Barolo Enrico VI</text:p>
          </table:table-cell>
          <table:table-cell office:value-type="string">
            <text:p>Cordero di Montezemolo</text:p>
          </table:table-cell>
          <table:table-cell office:value-type="float" office:value="60.970173">
            <text:p>60.97017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ito Moresco (Nebbiolo, Barbera, Merlot)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4250">
            <text:p>4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5ck3gwm5w4617e7m</text:p>
          </table:table-cell>
          <table:table-cell office:value-type="string">
            <text:p>RED</text:p>
          </table:table-cell>
          <table:table-cell office:value-type="string">
            <text:p>Sito Moresco</text:p>
          </table:table-cell>
          <table:table-cell office:value-type="string">
            <text:p>Gaja</text:p>
          </table:table-cell>
          <table:table-cell office:value-type="float" office:value="47.03215">
            <text:p>47.032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Pin Monferrato Rosso ( Nebbiolo, Barbera )</text:p>
          </table:table-cell>
          <table:table-cell office:value-type="string">
            <text:p>La Spine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2750">
            <text:p>2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tgvwpbf3ffkwsgmye</text:p>
          </table:table-cell>
          <table:table-cell office:value-type="string">
            <text:p>RED</text:p>
          </table:table-cell>
          <table:table-cell office:value-type="string">
            <text:p>Pin</text:p>
          </table:table-cell>
          <table:table-cell office:value-type="string">
            <text:p>La Spinetta</text:p>
          </table:table-cell>
          <table:table-cell office:value-type="float" office:value="36.44695">
            <text:p>36.44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Nebbiolo Sori`Tildin</text:p>
          </table:table-cell>
          <table:table-cell office:value-type="string">
            <text:p>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1000">
            <text:p>61000</text:p>
          </table:table-cell>
          <table:table-cell office:value-type="float" office:value="45000">
            <text:p>4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pz9ywca81hkm70s5r</text:p>
          </table:table-cell>
          <table:table-cell office:value-type="string">
            <text:p>RED</text:p>
          </table:table-cell>
          <table:table-cell office:value-type="string">
            <text:p>Barbaresco Sorì Tildìn</text:p>
          </table:table-cell>
          <table:table-cell office:value-type="string">
            <text:p>Gaja</text:p>
          </table:table-cell>
          <table:table-cell office:value-type="float" office:value="44.39051">
            <text:p>44.390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ardonnay Lafoa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Schreckbichl / Colterenzio</text:p>
          </table:table-cell>
          <table:table-cell office:value-type="float" office:value="34.197258">
            <text:p>34.1972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uvignon St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29.023842">
            <text:p>29.0238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ris Siebeneich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070">
            <text:p>10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Schreckbichl / Colterenzio</text:p>
          </table:table-cell>
          <table:table-cell office:value-type="float" office:value="34.481327">
            <text:p>34.4813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rnelius rosso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395">
            <text:p>139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h4zarmx6997qnaa9</text:p>
          </table:table-cell>
          <table:table-cell office:value-type="string">
            <text:p>RED</text:p>
          </table:table-cell>
          <table:table-cell office:value-type="string">
            <text:p>Cornell Cornelius Rosso</text:p>
          </table:table-cell>
          <table:table-cell office:value-type="string">
            <text:p>Schreckbichl / Colterenzio</text:p>
          </table:table-cell>
          <table:table-cell office:value-type="float" office:value="34.48262">
            <text:p>34.482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grein Riserva Anton</text:p>
          </table:table-cell>
          <table:table-cell office:value-type="string">
            <text:p>Schmid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1490">
            <text:p>14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36tpzvr2e5fh4np26n</text:p>
          </table:table-cell>
          <table:table-cell office:value-type="string">
            <text:p>RED</text:p>
          </table:table-cell>
          <table:table-cell office:value-type="string">
            <text:p>Anton Riserva Lagrein Gries</text:p>
          </table:table-cell>
          <table:table-cell office:value-type="string">
            <text:p>Schmid Oberrautner</text:p>
          </table:table-cell>
          <table:table-cell office:value-type="float" office:value="34.26241">
            <text:p>34.262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Insoglio</text:p>
          </table:table-cell>
          <table:table-cell office:value-type="string">
            <text:p>Tenuta Bisern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30.411587">
            <text:p>30.4115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lassic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2300">
            <text:p>2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32.743393">
            <text:p>32.7433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bile di Montepulciano</text:p>
          </table:table-cell>
          <table:table-cell office:value-type="string">
            <text:p>Boscarell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1200">
            <text:p>1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a5ajdw1rz6hwntxyv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oscarelli</text:p>
          </table:table-cell>
          <table:table-cell office:value-type="float" office:value="42.59594">
            <text:p>42.59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Ornellaia</text:p>
          </table:table-cell>
          <table:table-cell office:value-type="string">
            <text:p>Tenuta Ornellai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10900">
            <text:p>10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166107">
            <text:p>43.166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Moscato Rosa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2220">
            <text:p>22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a1sev3xj8vapf87x</text:p>
          </table:table-cell>
          <table:table-cell office:value-type="string">
            <text:p>DESSERT</text:p>
          </table:table-cell>
          <table:table-cell office:value-type="string">
            <text:p>Praepositus Moscato Rosa</text:p>
          </table:table-cell>
          <table:table-cell office:value-type="string">
            <text:p>Abbazia di Novacella (Stiftskellerei Neustift)</text:p>
          </table:table-cell>
          <table:table-cell office:value-type="float" office:value="32.638355">
            <text:p>32.6383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Eiswein</text:p>
          </table:table-cell>
          <table:table-cell office:value-type="string">
            <text:p>Dr. Loosen</text:p>
          </table:table-cell>
          <table:table-cell office:value-type="string"/>
          <table:table-cell office:value-type="string">
            <text:p>QUART_1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2900">
            <text:p>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rw6bbb49eq50jxp5c</text:p>
          </table:table-cell>
          <table:table-cell office:value-type="string">
            <text:p>DESSERT</text:p>
          </table:table-cell>
          <table:table-cell office:value-type="string">
            <text:p>Riesling Eiswein</text:p>
          </table:table-cell>
          <table:table-cell office:value-type="string">
            <text:p>Dr. Loosen</text:p>
          </table:table-cell>
          <table:table-cell office:value-type="float" office:value="30.843235">
            <text:p>30.8432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Rosis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800">
            <text:p>1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b96m7ex095naqnnz3w</text:p>
          </table:table-cell>
          <table:table-cell office:value-type="string">
            <text:p>DESSERT</text:p>
          </table:table-cell>
          <table:table-cell office:value-type="string">
            <text:p>Moscato Rosa Rosis</text:p>
          </table:table-cell>
          <table:table-cell office:value-type="string">
            <text:p>Kellerei Bozen / Cantina Bolzano</text:p>
          </table:table-cell>
          <table:table-cell office:value-type="float" office:value="32.113056">
            <text:p>32.113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Vin Santo</text:p>
          </table:table-cell>
          <table:table-cell office:value-type="string">
            <text:p>Castello di Am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500">
            <text:p>3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9mj99d915rrdnvjrc</text:p>
          </table:table-cell>
          <table:table-cell office:value-type="string">
            <text:p>DESSERT</text:p>
          </table:table-cell>
          <table:table-cell office:value-type="string">
            <text:p>Vin Santo del Chianti Classico</text:p>
          </table:table-cell>
          <table:table-cell office:value-type="string">
            <text:p>Castello di Ama</text:p>
          </table:table-cell>
          <table:table-cell office:value-type="float" office:value="38.184944">
            <text:p>38.1849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Chateau d`yquem Sauternes</text:p>
          </table:table-cell>
          <table:table-cell office:value-type="string">
            <text:p>Chateau d`Yquem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00">
            <text:p>2000</text:p>
          </table:table-cell>
          <table:table-cell office:value-type="float" office:value="45000">
            <text:p>45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wcp5fb4jqaz1epampm</text:p>
          </table:table-cell>
          <table:table-cell office:value-type="string">
            <text:p>DESSERT</text:p>
          </table:table-cell>
          <table:table-cell office:value-type="string">
            <text:p>Sauternes d'Yquem</text:p>
          </table:table-cell>
          <table:table-cell office:value-type="string">
            <text:p>Château d'Yquem</text:p>
          </table:table-cell>
          <table:table-cell office:value-type="float" office:value="53.596428">
            <text:p>53.5964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DESSERT</text:p>
          </table:table-cell>
          <table:table-cell office:value-type="string">
            <text:p>Tokaji Eszencia</text:p>
          </table:table-cell>
          <table:table-cell office:value-type="string">
            <text:p>Oremus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1200">
            <text:p>312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4dfhhysam0wd6j8sx3p83</text:p>
          </table:table-cell>
          <table:table-cell office:value-type="string">
            <text:p>DESSERT</text:p>
          </table:table-cell>
          <table:table-cell office:value-type="string">
            <text:p>Tokaji Aszú Eszencia</text:p>
          </table:table-cell>
          <table:table-cell office:value-type="string">
            <text:p>Oremus</text:p>
          </table:table-cell>
          <table:table-cell office:value-type="float" office:value="42.892326">
            <text:p>42.892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riserva Mumelter 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750">
            <text:p>5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42.074837">
            <text:p>42.0748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Lamarein 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12900">
            <text:p>12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6.501575">
            <text:p>36.501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ssiano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7800">
            <text:p>7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39.76174">
            <text:p>39.76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oma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4150">
            <text:p>41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6shptadh6cg467kh</text:p>
          </table:table-cell>
          <table:table-cell office:value-type="string">
            <text:p>RED</text:p>
          </table:table-cell>
          <table:table-cell office:value-type="string">
            <text:p>Soma</text:p>
          </table:table-cell>
          <table:table-cell office:value-type="string">
            <text:p>Cantina Kurtatsch</text:p>
          </table:table-cell>
          <table:table-cell office:value-type="float" office:value="32.41534">
            <text:p>32.41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Feldherr</text:p>
          </table:table-cell>
          <table:table-cell office:value-type="string">
            <text:p>Lieselehof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8yq5662fvs3cm5vaxe</text:p>
          </table:table-cell>
          <table:table-cell office:value-type="string">
            <text:p>RED</text:p>
          </table:table-cell>
          <table:table-cell office:value-type="string">
            <text:p>Feldherr Bio</text:p>
          </table:table-cell>
          <table:table-cell office:value-type="string">
            <text:p>Lieselehof</text:p>
          </table:table-cell>
          <table:table-cell office:value-type="float" office:value="43.575127">
            <text:p>43.575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omposition Reif</text:p>
          </table:table-cell>
          <table:table-cell office:value-type="string">
            <text:p>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44.76326">
            <text:p>44.763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Vajo Amaron </text:p>
          </table:table-cell>
          <table:table-cell office:value-type="string">
            <text:p>Serego Alighieri Mas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8900">
            <text:p>8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zgj2rjdje1bsxc8</text:p>
          </table:table-cell>
          <table:table-cell office:value-type="string">
            <text:p>RED</text:p>
          </table:table-cell>
          <table:table-cell office:value-type="string">
            <text:p>Amarone della Valpolicella Classico Vaio Armaron</text:p>
          </table:table-cell>
          <table:table-cell office:value-type="string">
            <text:p>Masi - Serego Alighieri</text:p>
          </table:table-cell>
          <table:table-cell office:value-type="float" office:value="70.82197">
            <text:p>70.821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Riserva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10">
            <text:p>210</text:p>
          </table:table-cell>
          <table:table-cell office:value-type="float" office:value="12400">
            <text:p>12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6ajfw8xnmfax6dmj</text:p>
          </table:table-cell>
          <table:table-cell office:value-type="string">
            <text:p>RED</text:p>
          </table:table-cell>
          <table:table-cell office:value-type="string">
            <text:p>Amarone della Valpolicella Classico Riserva Costasera</text:p>
          </table:table-cell>
          <table:table-cell office:value-type="string">
            <text:p>Masi</text:p>
          </table:table-cell>
          <table:table-cell office:value-type="float" office:value="30.117376">
            <text:p>30.1173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float" office:value="10200">
            <text:p>10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6863">
            <text:p>28.9568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Badia a passignan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6900">
            <text:p>6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s1s3v040zme1eh6r</text:p>
          </table:table-cell>
          <table:table-cell office:value-type="string">
            <text:p>RED</text:p>
          </table:table-cell>
          <table:table-cell office:value-type="string">
            <text:p>Chianti Classico Badia A Passignano</text:p>
          </table:table-cell>
          <table:table-cell office:value-type="string">
            <text:p>Antinori</text:p>
          </table:table-cell>
          <table:table-cell office:value-type="float" office:value="50.34275">
            <text:p>50.342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hianti classico </text:p>
          </table:table-cell>
          <table:table-cell office:value-type="string">
            <text:p>Fonterutoli Mazze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vhdzcy55b6b4xy6fydhkv</text:p>
          </table:table-cell>
          <table:table-cell office:value-type="string">
            <text:p>RED</text:p>
          </table:table-cell>
          <table:table-cell office:value-type="string">
            <text:p>Chianti Classico</text:p>
          </table:table-cell>
          <table:table-cell office:value-type="string">
            <text:p>Mazzei - Castello di Fonterutoli</text:p>
          </table:table-cell>
          <table:table-cell office:value-type="float" office:value="42.907623">
            <text:p>42.9076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bile di Montepulciano Asinone </text:p>
          </table:table-cell>
          <table:table-cell office:value-type="string">
            <text:p>Polizia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85">
            <text:p>185</text:p>
          </table:table-cell>
          <table:table-cell office:value-type="float" office:value="9500">
            <text:p>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7b05dgyw9ry5apyj</text:p>
          </table:table-cell>
          <table:table-cell office:value-type="string">
            <text:p>RED</text:p>
          </table:table-cell>
          <table:table-cell office:value-type="string">
            <text:p>Vino Nobile di Montepulciano Asinone</text:p>
          </table:table-cell>
          <table:table-cell office:value-type="string">
            <text:p>Poliziano</text:p>
          </table:table-cell>
          <table:table-cell office:value-type="float" office:value="47.88184">
            <text:p>47.88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Nobile di Montepulciano</text:p>
          </table:table-cell>
          <table:table-cell office:value-type="string">
            <text:p>Boscarel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a5ajdw1rz6hwntxyv</text:p>
          </table:table-cell>
          <table:table-cell office:value-type="string">
            <text:p>RED</text:p>
          </table:table-cell>
          <table:table-cell office:value-type="string">
            <text:p>Vino Nobile di Montepulciano</text:p>
          </table:table-cell>
          <table:table-cell office:value-type="string">
            <text:p>Boscarelli</text:p>
          </table:table-cell>
          <table:table-cell office:value-type="float" office:value="42.59594">
            <text:p>42.595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Volta di Bertinga</text:p>
          </table:table-cell>
          <table:table-cell office:value-type="string">
            <text:p>Berting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float" office:value="19500">
            <text:p>1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wxzn18yjrenwzecg0</text:p>
          </table:table-cell>
          <table:table-cell office:value-type="string">
            <text:p>RED</text:p>
          </table:table-cell>
          <table:table-cell office:value-type="string">
            <text:p>Volta di Bertinga</text:p>
          </table:table-cell>
          <table:table-cell office:value-type="string">
            <text:p>Bertinga</text:p>
          </table:table-cell>
          <table:table-cell office:value-type="float" office:value="56.295605">
            <text:p>56.2956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giovese Grandi Annate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5500">
            <text:p>15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wy9td04da4avk05h</text:p>
          </table:table-cell>
          <table:table-cell office:value-type="string">
            <text:p>RED</text:p>
          </table:table-cell>
          <table:table-cell office:value-type="string">
            <text:p>Sangiovese In Grandi Annate</text:p>
          </table:table-cell>
          <table:table-cell office:value-type="string">
            <text:p>Avignonesi</text:p>
          </table:table-cell>
          <table:table-cell office:value-type="float" office:value="42.086403">
            <text:p>42.0864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giovese Testamatta rosso Bibi Graetz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290">
            <text:p>290</text:p>
          </table:table-cell>
          <table:table-cell office:value-type="float" office:value="15000">
            <text:p>1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59.67056">
            <text:p>59.67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angiovese Villaggio Rocca d`Orcia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3nss8xthkaf1j64w91</text:p>
          </table:table-cell>
          <table:table-cell office:value-type="string">
            <text:p>RED</text:p>
          </table:table-cell>
          <table:table-cell office:value-type="string">
            <text:p>Rocca d'Orcia Villaggio</text:p>
          </table:table-cell>
          <table:table-cell office:value-type="string">
            <text:p>Podere Forte</text:p>
          </table:table-cell>
          <table:table-cell office:value-type="float" office:value="56.466835">
            <text:p>56.46683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rosso il Seggio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750">
            <text:p>3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e71cmbn9kxfdbhqej5</text:p>
          </table:table-cell>
          <table:table-cell office:value-type="string">
            <text:p>RED</text:p>
          </table:table-cell>
          <table:table-cell office:value-type="string">
            <text:p>Bolgheri Il Seggio</text:p>
          </table:table-cell>
          <table:table-cell office:value-type="string">
            <text:p>Poggio Al Tesoro</text:p>
          </table:table-cell>
          <table:table-cell office:value-type="float" office:value="54.297295">
            <text:p>54.2972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Bolgheri rosso</text:p>
          </table:table-cell>
          <table:table-cell office:value-type="string">
            <text:p>Michele Satta</text:p>
          </table:table-cell>
          <table:table-cell office:value-type="string"/>
          <table:table-cell office:value-type="string">
            <text:p>2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300">
            <text:p>3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ynpyx6krgn42w6wrt</text:p>
          </table:table-cell>
          <table:table-cell office:value-type="string">
            <text:p>RED</text:p>
          </table:table-cell>
          <table:table-cell office:value-type="string">
            <text:p>Bolgheri</text:p>
          </table:table-cell>
          <table:table-cell office:value-type="string">
            <text:p>Michele Satta</text:p>
          </table:table-cell>
          <table:table-cell office:value-type="float" office:value="34.948933">
            <text:p>34.9489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Amarone Costasera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320">
            <text:p>320</text:p>
          </table:table-cell>
          <table:table-cell office:value-type="float" office:value="20400">
            <text:p>20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8.956863">
            <text:p>28.9568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Merlot Vistorta </text:p>
          </table:table-cell>
          <table:table-cell office:value-type="string">
            <text:p>Conte Br. d`Adda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q8mp8305kt2cmh353</text:p>
          </table:table-cell>
          <table:table-cell office:value-type="string">
            <text:p>RED</text:p>
          </table:table-cell>
          <table:table-cell office:value-type="string">
            <text:p>Merlot Il Vistorta Bio</text:p>
          </table:table-cell>
          <table:table-cell office:value-type="string">
            <text:p>Conte Brandolini d'Adda</text:p>
          </table:table-cell>
          <table:table-cell office:value-type="float" office:value="38.724274">
            <text:p>38.7242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Testamatta Bibi Graetz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6hxayhxgx9bvd6ge3</text:p>
          </table:table-cell>
          <table:table-cell office:value-type="string">
            <text:p>RED</text:p>
          </table:table-cell>
          <table:table-cell office:value-type="string">
            <text:p>Testamatta</text:p>
          </table:table-cell>
          <table:table-cell office:value-type="string">
            <text:p>Bibi Graetz</text:p>
          </table:table-cell>
          <table:table-cell office:value-type="float" office:value="59.67056">
            <text:p>59.67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Lafoa 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Schreckbichl / Colterenzio</text:p>
          </table:table-cell>
          <table:table-cell office:value-type="float" office:value="31.804344">
            <text:p>31.8043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Cabernet Lafoa 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ALTHAZAR</text:p>
          </table:table-cell>
          <table:table-cell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mdefg96fmbcyrs5r</text:p>
          </table:table-cell>
          <table:table-cell office:value-type="string">
            <text:p>RED</text:p>
          </table:table-cell>
          <table:table-cell office:value-type="string">
            <text:p>Cabernet Sauvignon Lafóa</text:p>
          </table:table-cell>
          <table:table-cell office:value-type="string">
            <text:p>Schreckbichl / Colterenzio</text:p>
          </table:table-cell>
          <table:table-cell office:value-type="float" office:value="31.804344">
            <text:p>31.804344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Gumphof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450">
            <text:p>1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Oberberg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riserva Renaissance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3090">
            <text:p>3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Kobl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30">
            <text:p>1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eissburgunder riserva Renaissance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Mediaevum</text:p>
          </table:table-cell>
          <table:table-cell office:value-type="string">
            <text:p>Gump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50">
            <text:p>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Artur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950">
            <text:p>1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eif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40">
            <text:p>9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Ronc</text:p>
          </table:table-cell>
          <table:table-cell office:value-type="string">
            <text:p>Greisbau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erflabilis</text:p>
          </table:table-cell>
          <table:table-cell office:value-type="string">
            <text:p>Griesbauer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Staffes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50">
            <text:p>18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Kressfeld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7600">
            <text:p>76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arn</text:p>
          </table:table-cell>
          <table:table-cell office:value-type="string">
            <text:p>Glassierhof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2430">
            <text:p>24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peleia</text:p>
          </table:table-cell>
          <table:table-cell office:value-type="string">
            <text:p>Ampeleia</text:p>
          </table:table-cell>
          <table:table-cell office:value-type="string"/>
          <table:table-cell office:value-type="string">
            <text:p>0.75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700">
            <text:p>2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Staves</text:p>
          </table:table-cell>
          <table:table-cell office:value-type="string">
            <text:p>Kornellhof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4300">
            <text:p>4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ojaneghe </text:p>
          </table:table-cell>
          <table:table-cell office:value-type="string">
            <text:p>Conti Bossi Fedrigotti</text:p>
          </table:table-cell>
          <table:table-cell office:value-type="string"/>
          <table:table-cell office:value-type="string">
            <text:p>1.5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200">
            <text:p>3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rosecco Brut Zero 26° Primo </text:p>
          </table:table-cell>
          <table:table-cell office:value-type="string">
            <text:p>Andreo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Prosecco Brut Col del Forno </text:p>
          </table:table-cell>
          <table:table-cell office:value-type="string">
            <text:p>Andreo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Prosecco Extra Dry Mas de Fer </text:p>
          </table:table-cell>
          <table:table-cell office:value-type="string">
            <text:p>Andreo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880">
            <text:p>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Ferrari Maximum Brut ( Trento doc ) </text:p>
          </table:table-cell>
          <table:table-cell office:value-type="string">
            <text:p>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rento Doc Blauwal Rose`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Ruinart Brut </text:p>
          </table:table-cell>
          <table:table-cell office:value-type="string">
            <text:p>Ruin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800">
            <text:p>9800</text:p>
          </table:table-cell>
          <table:table-cell office:value-type="float" office:value="3390">
            <text:p>3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ollinger Brut </text:p>
          </table:table-cell>
          <table:table-cell office:value-type="string">
            <text:p>Bollin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5790">
            <text:p>57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Riserva Aurona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689">
            <text:p>168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100">
            <text:p>2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Verena</text:p>
          </table:table-cell>
          <table:table-cell office:value-type="string">
            <text:p>Nic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1019">
            <text:p>10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Feldmarschall</text:p>
          </table:table-cell>
          <table:table-cell office:value-type="string">
            <text:p>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3990">
            <text:p>3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fefferer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300">
            <text:p>3300</text:p>
          </table:table-cell>
          <table:table-cell office:value-type="float" office:value="760">
            <text:p>76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rose`</text:p>
          </table:table-cell>
          <table:table-cell office:value-type="string">
            <text:p>Kob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90">
            <text:p>1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laschenpost 0,5 lt</text:p>
          </table:table-cell>
          <table:table-cell office:value-type="string">
            <text:p>Sölva &amp; Kofl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Rosa dei Masi </text:p>
          </table:table-cell>
          <table:table-cell office:value-type="string">
            <text:p>Masi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980">
            <text:p>9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gheri rosato Cassiopea</text:p>
          </table:table-cell>
          <table:table-cell office:value-type="string">
            <text:p>Poggio al Tes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200">
            <text:p>4200</text:p>
          </table:table-cell>
          <table:table-cell office:value-type="float" office:value="1040">
            <text:p>10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alterer See Alexander</text:p>
          </table:table-cell>
          <table:table-cell office:value-type="string">
            <text:p>Nikolussi Le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919">
            <text:p>919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alterersee Superior</text:p>
          </table:table-cell>
          <table:table-cell office:value-type="string">
            <text:p>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400">
            <text:p>1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Mazon</text:p>
          </table:table-cell>
          <table:table-cell office:value-type="string">
            <text:p>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400">
            <text:p>5400</text:p>
          </table:table-cell>
          <table:table-cell office:value-type="float" office:value="2690">
            <text:p>26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Riserva Selection</text:p>
          </table:table-cell>
          <table:table-cell office:value-type="string">
            <text:p>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4500">
            <text:p>4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erva Curlan</text:p>
          </table:table-cell>
          <table:table-cell office:value-type="string">
            <text:p>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float" office:value="6200">
            <text:p>6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lauburgunder Riserva Aegi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4250">
            <text:p>42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erva Löwengang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5650">
            <text:p>5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Barbagol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880">
            <text:p>1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erlhof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100">
            <text:p>1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aber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190">
            <text:p>31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restige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20">
            <text:p>19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raepositus</text:p>
          </table:table-cell>
          <table:table-cell office:value-type="string">
            <text:p>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St. Valentin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Abtei muri</text:p>
          </table:table-cell>
          <table:table-cell office:value-type="string">
            <text:p>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700">
            <text:p>4700</text:p>
          </table:table-cell>
          <table:table-cell office:value-type="float" office:value="2090">
            <text:p>20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ies</text:p>
          </table:table-cell>
          <table:table-cell office:value-type="string">
            <text:p>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240">
            <text:p>224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Porphyr</text:p>
          </table:table-cell>
          <table:table-cell office:value-type="string">
            <text:p>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3450">
            <text:p>3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blinus</text:p>
          </table:table-cell>
          <table:table-cell office:value-type="string">
            <text:p>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0300">
            <text:p>10300</text:p>
          </table:table-cell>
          <table:table-cell office:value-type="float" office:value="7030">
            <text:p>70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. Gloria</text:p>
          </table:table-cell>
          <table:table-cell office:value-type="string">
            <text:p>Nu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800">
            <text:p>7800</text:p>
          </table:table-cell>
          <table:table-cell office:value-type="float" office:value="4700">
            <text:p>4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Merlot riserva Punggl</text:p>
          </table:table-cell>
          <table:table-cell office:value-type="string">
            <text:p>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700">
            <text:p>17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 Gant</text:p>
          </table:table-cell>
          <table:table-cell office:value-type="string">
            <text:p>Andrianer Keller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700">
            <text:p>6700</text:p>
          </table:table-cell>
          <table:table-cell office:value-type="float" office:value="3520">
            <text:p>35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MIII</text:p>
          </table:table-cell>
          <table:table-cell office:value-type="string">
            <text:p>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400">
            <text:p>64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oam</text:p>
          </table:table-cell>
          <table:table-cell office:value-type="string">
            <text:p>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3390">
            <text:p>33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zio</text:p>
          </table:table-cell>
          <table:table-cell office:value-type="string">
            <text:p>Baron di Pau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600">
            <text:p>5600</text:p>
          </table:table-cell>
          <table:table-cell office:value-type="float" office:value="2880">
            <text:p>28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uvee` Tirolensis rot</text:p>
          </table:table-cell>
          <table:table-cell office:value-type="string">
            <text:p>Tirolensis Ars V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200">
            <text:p>6200</text:p>
          </table:table-cell>
          <table:table-cell office:value-type="float" office:value="3600">
            <text:p>3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lanties Rot ( Pivi)</text:p>
          </table:table-cell>
          <table:table-cell office:value-type="string">
            <text:p>S. Quirinu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990">
            <text:p>2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rgo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530">
            <text:p>15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Riserva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4000">
            <text:p>14000</text:p>
          </table:table-cell>
          <table:table-cell office:value-type="float" office:value="8000">
            <text:p>8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lassico vecchie annate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office:value-type="float" office:value="10000">
            <text:p>1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ampolongo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500">
            <text:p>16500</text:p>
          </table:table-cell>
          <table:table-cell office:value-type="float" office:value="8800">
            <text:p>8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a Florian</text:p>
          </table:table-cell>
          <table:table-cell office:value-type="string">
            <text:p>Tom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900">
            <text:p>9900</text:p>
          </table:table-cell>
          <table:table-cell office:value-type="float" office:value="5380">
            <text:p>538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</text:p>
          </table:table-cell>
          <table:table-cell office:value-type="string">
            <text:p>Monte Dall`O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4200">
            <text:p>42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Castellare</text:p>
          </table:table-cell>
          <table:table-cell office:value-type="string">
            <text:p>Castell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370">
            <text:p>13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Ducale oro</text:p>
          </table:table-cell>
          <table:table-cell office:value-type="string">
            <text:p>Ruf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200">
            <text:p>5200</text:p>
          </table:table-cell>
          <table:table-cell office:value-type="float" office:value="2450">
            <text:p>24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</text:p>
          </table:table-cell>
          <table:table-cell office:value-type="string">
            <text:p>Castell`in Villa</text:p>
          </table:table-cell>
          <table:table-cell office:value-type="string">
            <text:p>Verticale annate 85/95/05</text:p>
          </table:table-cell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Marchese Antinori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2720">
            <text:p>272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Pertruccino Orcia</text:p>
          </table:table-cell>
          <table:table-cell office:value-type="string">
            <text:p>Podere For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3400">
            <text:p>34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ffocone</text:p>
          </table:table-cell>
          <table:table-cell office:value-type="string">
            <text:p>Bibi Graet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300">
            <text:p>5300</text:p>
          </table:table-cell>
          <table:table-cell office:value-type="float" office:value="2800">
            <text:p>2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uado al Tasso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6000">
            <text:p>16000</text:p>
          </table:table-cell>
          <table:table-cell office:value-type="float" office:value="9975">
            <text:p>99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` Alba Superiore Ad Majora</text:p>
          </table:table-cell>
          <table:table-cell office:value-type="string">
            <text:p>San Bia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olcetto d`Alba</text:p>
          </table:table-cell>
          <table:table-cell office:value-type="string">
            <text:p>Illumin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975">
            <text:p>975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</text:p>
          </table:table-cell>
          <table:table-cell office:value-type="string">
            <text:p>Elio Gr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1650">
            <text:p>1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brusco dolce I Quercioli</text:p>
          </table:table-cell>
          <table:table-cell office:value-type="string">
            <text:p>Medici Erme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434">
            <text:p>434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urriga Isola dei Nuragi</text:p>
          </table:table-cell>
          <table:table-cell office:value-type="string">
            <text:p>Argio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office:value-type="float" office:value="7900">
            <text:p>7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Flaschenpost Rose`</text:p>
          </table:table-cell>
          <table:table-cell office:value-type="string">
            <text:p>Andy Sölva &amp; N. Kofl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770">
            <text:p>7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Fonterutoli</text:p>
          </table:table-cell>
          <table:table-cell office:value-type="string">
            <text:p>Mazzei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990">
            <text:p>99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Bolgheri Rosso Poggio al Tesoro</text:p>
          </table:table-cell>
          <table:table-cell office:value-type="string">
            <text:p>Il Seggi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1050">
            <text:p>10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reo</text:p>
          </table:table-cell>
          <table:table-cell office:value-type="string">
            <text:p>Tenuta Il Borgo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Epokale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0">
            <text:p>43000</text:p>
          </table:table-cell>
          <table:table-cell office:value-type="float" office:value="33000">
            <text:p>3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Comtess</text:p>
          </table:table-cell>
          <table:table-cell office:value-type="string">
            <text:p>St. Michael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330">
            <text:p>233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Le Petit Manincor</text:p>
          </table:table-cell>
          <table:table-cell office:value-type="string">
            <text:p>Manincor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3750">
            <text:p>3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Saphir</text:p>
          </table:table-cell>
          <table:table-cell office:value-type="string">
            <text:p>Laimburg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2350">
            <text:p>23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DESSERT</text:p>
          </table:table-cell>
          <table:table-cell office:value-type="string">
            <text:p>Ben Rye`</text:p>
          </table:table-cell>
          <table:table-cell office:value-type="string">
            <text:p>Donnafugat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400">
            <text:p>4400</text:p>
          </table:table-cell>
          <table:table-cell office:value-type="float" office:value="2650">
            <text:p>26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Prestige </text:p>
          </table:table-cell>
          <table:table-cell office:value-type="string">
            <text:p>Kellerie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4800">
            <text:p>48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Abtei Muri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750">
            <text:p>47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Lagrein Klosteranger </text:p>
          </table:table-cell>
          <table:table-cell office:value-type="string">
            <text:p>Abtei Mu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10300">
            <text:p>103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istar Rot </text:p>
          </table:table-cell>
          <table:table-cell office:value-type="string">
            <text:p>Peter Sölv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5000">
            <text:p>5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eroldego 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5">
            <text:p>95</text:p>
          </table:table-cell>
          <table:table-cell office:value-type="float" office:value="3100">
            <text:p>31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Amarone Campolongo di Torbe 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9500">
            <text:p>19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Marchese Antinori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900">
            <text:p>59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di classico S. Lorenzo </text:p>
          </table:table-cell>
          <table:table-cell office:value-type="string">
            <text:p>Castello Am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75">
            <text:p>175</text:p>
          </table:table-cell>
          <table:table-cell office:value-type="float" office:value="8500">
            <text:p>85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hianti classico Castellina</text:p>
          </table:table-cell>
          <table:table-cell office:value-type="string">
            <text:p>Castellare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3000">
            <text:p>3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Guado Al Tasso 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0">
            <text:p>2000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Tignanello Antinori</text:p>
          </table:table-cell>
          <table:table-cell office:value-type="string">
            <text:p>Antino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Il Pino</text:p>
          </table:table-cell>
          <table:table-cell office:value-type="string">
            <text:p>Tenuta di Bisern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0">
            <text:p>190</text:p>
          </table:table-cell>
          <table:table-cell office:value-type="float" office:value="9950">
            <text:p>995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/>
          <table:table-cell office:value-type="string">
            <text:p>Cabernet Campaner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ALTHAZAR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